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cm"/>
    </style:style>
    <style:style style:name="gr2" style:family="graphic" style:parent-style-name="standard">
      <style:graphic-properties draw:stroke="none" svg:stroke-color="#000000" draw:fill="none" draw:fill-color="#ffffff" draw:textarea-horizontal-align="justify" draw:auto-grow-height="true" draw:auto-grow-width="false" fo:min-height="0cm" fo:min-width="0cm" fo:padding-top="0cm" fo:padding-bottom="0cm" fo:padding-left="1cm" fo:padding-right="1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e6e6e6" draw:textarea-horizontal-align="justify" draw:textarea-vertical-align="middle" draw:auto-grow-height="false"/>
    </style:style>
    <style:style style:name="gr6" style:family="graphic" style:parent-style-name="standard">
      <style:graphic-properties draw:fill-color="#000000"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draw:fill="none" fo:min-height="2.051cm"/>
    </style:style>
    <style:style style:name="gr9" style:family="graphic" style:parent-style-name="standard">
      <style:graphic-properties draw:fill-color="#e6e6e6" draw:textarea-horizontal-align="justify" draw:textarea-vertical-align="middle" draw:auto-grow-height="false" fo:min-height="0cm" fo:min-width="0cm" fo:wrap-option="no-wrap"/>
    </style:style>
    <style:style style:name="gr10" style:family="graphic" style:parent-style-name="standard">
      <style:graphic-properties draw:ole-draw-aspect="1"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marker-start="Arrow" draw:marker-start-width="0.3cm" draw:marker-end="Arrow" draw:marker-end-width="0.3cm" draw:textarea-horizontal-align="center" draw:textarea-vertical-align="middle"/>
    </style:style>
    <style:style style:name="gr14" style:family="graphic" style:parent-style-name="text">
      <style:graphic-properties draw:textarea-horizontal-align="left" draw:auto-grow-height="true" draw:auto-grow-width="false" fo:min-height="4.25cm" fo:min-width="35.5cm"/>
    </style:style>
    <style:style style:name="gr15" style:family="graphic" style:parent-style-name="ИсходныйКод">
      <style:graphic-properties svg:stroke-width="0.02cm" draw:marker-start-width="0.33cm" draw:marker-end-width="0.33cm" fo:min-height="2.851cm" fo:padding-top="0.135cm" fo:padding-bottom="0.135cm" fo:padding-left="0.26cm" fo:padding-right="0.26cm"/>
    </style:style>
    <style:style style:name="gr16" style:family="graphic" style:parent-style-name="text">
      <style:graphic-properties draw:textarea-horizontal-align="left" draw:auto-grow-height="true" draw:auto-grow-width="false" fo:min-height="3.15cm" fo:min-width="35.5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26.5cm"/>
    </style:style>
    <style:style style:name="gr18" style:family="graphic" style:parent-style-name="ИсходныйКод">
      <style:graphic-properties svg:stroke-width="0.02cm" draw:marker-start-width="0.33cm" draw:marker-end-width="0.33cm" fo:min-height="0.73cm" fo:padding-top="0.135cm" fo:padding-bottom="0.135cm" fo:padding-left="0.26cm" fo:padding-right="0.26cm"/>
    </style:style>
    <style:style style:name="gr19" style:family="graphic" style:parent-style-name="ИсходныйКод">
      <style:graphic-properties svg:stroke-width="0.02cm" draw:marker-start-width="0.33cm" draw:marker-end-width="0.33cm" fo:min-height="3.23cm" fo:padding-top="0.135cm" fo:padding-bottom="0.135cm" fo:padding-left="0.26cm" fo:padding-right="0.26cm"/>
    </style:style>
    <style:style style:name="gr20" style:family="graphic" style:parent-style-name="ИсходныйКод">
      <style:graphic-properties svg:stroke-width="0.02cm" draw:marker-start-width="0.33cm" draw:marker-end-width="0.33cm" fo:min-height="2.93cm" fo:padding-top="0.135cm" fo:padding-bottom="0.135cm" fo:padding-left="0.26cm" fo:padding-right="0.26cm"/>
    </style:style>
    <style:style style:name="gr21" style:family="graphic" style:parent-style-name="ИсходныйКод">
      <style:graphic-properties svg:stroke-width="0.02cm" draw:marker-start-width="0.33cm" draw:marker-end-width="0.33cm" fo:min-height="1.43cm" fo:padding-top="0.135cm" fo:padding-bottom="0.135cm" fo:padding-left="0.26cm" fo:padding-right="0.26cm"/>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26.442cm"/>
    </style:style>
    <style:style style:name="gr23" style:family="graphic" style:parent-style-name="ИсходныйКод">
      <style:graphic-properties svg:stroke-width="0.02cm" draw:marker-start-width="0.33cm" draw:marker-end-width="0.33cm" fo:min-height="3.53cm" fo:padding-top="0.135cm" fo:padding-bottom="0.135cm" fo:padding-left="0.26cm" fo:padding-right="0.26cm"/>
    </style:style>
    <style:style style:name="gr24" style:family="graphic" style:parent-style-name="ИсходныйКод">
      <style:graphic-properties svg:stroke-width="0.02cm" draw:marker-start-width="0.33cm" draw:marker-end-width="0.33cm" fo:min-height="14.601cm" fo:padding-top="0.135cm" fo:padding-bottom="0.135cm" fo:padding-left="0.26cm" fo:padding-right="0.26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26.5cm"/>
    </style:style>
    <style:style style:name="gr26" style:family="graphic" style:parent-style-name="ИсходныйКод">
      <style:graphic-properties svg:stroke-width="0.02cm" draw:marker-start-width="0.33cm" draw:marker-end-width="0.33cm" fo:min-height="10.03cm" fo:padding-top="0.135cm" fo:padding-bottom="0.135cm" fo:padding-left="0.26cm" fo:padding-right="0.26cm"/>
    </style:style>
    <style:style style:name="gr27" style:family="graphic" style:parent-style-name="ИсходныйКод">
      <style:graphic-properties svg:stroke-width="0.02cm" draw:marker-start-width="0.33cm" draw:marker-end-width="0.33cm" fo:min-height="6.021cm" fo:padding-top="0.135cm" fo:padding-bottom="0.135cm" fo:padding-left="0.26cm" fo:padding-right="0.26cm"/>
    </style:style>
    <style:style style:name="gr28" style:family="graphic" style:parent-style-name="ИсходныйКод">
      <style:graphic-properties svg:stroke-width="0.02cm" draw:marker-start-width="0.33cm" draw:marker-end-width="0.33cm" draw:fill="solid" draw:fill-color="#ffffff" fo:min-height="6.021cm" fo:padding-top="0.135cm" fo:padding-bottom="0.135cm" fo:padding-left="0.26cm" fo:padding-right="0.26cm"/>
    </style:style>
    <style:style style:name="gr29" style:family="graphic" style:parent-style-name="ИсходныйКод">
      <style:graphic-properties svg:stroke-width="0.02cm" draw:marker-start-width="0.33cm" draw:marker-end-width="0.33cm" fo:min-height="2.641cm" fo:padding-top="0.135cm" fo:padding-bottom="0.135cm" fo:padding-left="0.26cm" fo:padding-right="0.26cm"/>
    </style:style>
    <style:style style:name="gr30" style:family="graphic" style:parent-style-name="standard">
      <style:graphic-properties draw:stroke="dash" draw:stroke-dash="Ultrafine_20_Dashed" svg:stroke-color="#000080" draw:fill="none" fo:min-height="6.001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26.397cm"/>
    </style:style>
    <style:style style:name="gr32" style:family="graphic" style:parent-style-name="ИсходныйКод">
      <style:graphic-properties svg:stroke-width="0.02cm" draw:marker-start-width="0.33cm" draw:marker-end-width="0.33cm" fo:min-height="2.73cm" fo:padding-top="0.135cm" fo:padding-bottom="0.135cm" fo:padding-left="0.26cm" fo:padding-right="0.26cm"/>
    </style:style>
    <style:style style:name="gr33" style:family="graphic" style:parent-style-name="ИсходныйКод">
      <style:graphic-properties svg:stroke-width="0.02cm" draw:marker-start-width="0.33cm" draw:marker-end-width="0.33cm" fo:min-height="1.73cm" fo:padding-top="0.135cm" fo:padding-bottom="0.135cm" fo:padding-left="0.26cm" fo:padding-right="0.26cm"/>
    </style:style>
    <style:style style:name="gr34" style:family="graphic" style:parent-style-name="standard">
      <style:graphic-properties draw:stroke="dash" draw:stroke-dash="Ultrafine_20_Dashed" svg:stroke-width="0.03cm" svg:stroke-color="#000080" draw:marker-start-width="0.35cm" draw:marker-end-width="0.35cm" draw:fill="none" fo:min-height="8.25cm" fo:padding-top="0.14cm" fo:padding-bottom="0.14cm" fo:padding-left="0.265cm" fo:padding-right="0.265cm"/>
    </style:style>
    <style:style style:name="gr35" style:family="graphic" style:parent-style-name="standard">
      <style:graphic-properties draw:stroke="dash" draw:stroke-dash="Ultrafine_20_Dashed" svg:stroke-width="0.05cm" svg:stroke-color="#000080" draw:marker-start-width="0.38cm" draw:marker-end-width="0.38cm" draw:fill="none" fo:min-height="12.75cm" fo:padding-top="0.15cm" fo:padding-bottom="0.15cm" fo:padding-left="0.275cm" fo:padding-right="0.275cm"/>
    </style:style>
    <style:style style:name="gr36" style:family="graphic" style:parent-style-name="standard">
      <style:graphic-properties draw:stroke="none" draw:fill="none" fo:min-height="1.424cm"/>
    </style:style>
    <style:style style:name="gr37" style:family="graphic" style:parent-style-name="standard">
      <style:graphic-properties draw:stroke="none" svg:stroke-color="#000000" draw:fill="none" draw:fill-color="#ffffff" draw:textarea-horizontal-align="left" draw:auto-grow-height="true" draw:auto-grow-width="false" fo:min-height="8.637cm" fo:min-width="26.499cm"/>
    </style:style>
    <style:style style:name="gr38" style:family="graphic" style:parent-style-name="standard">
      <style:graphic-properties draw:stroke="dash" draw:stroke-dash="Ultrafine_20_Dashed" svg:stroke-width="0.05cm" svg:stroke-color="#000080" draw:marker-start-width="0.38cm" draw:marker-end-width="0.38cm" draw:fill="none" fo:min-height="1.999cm" fo:padding-top="0.15cm" fo:padding-bottom="0.15cm" fo:padding-left="0.275cm" fo:padding-right="0.275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25.498cm"/>
    </style:style>
    <style:style style:name="gr40" style:family="graphic" style:parent-style-name="ИсходныйКод">
      <style:graphic-properties svg:stroke-width="0.02cm" draw:marker-start-width="0.33cm" draw:marker-end-width="0.33cm" fo:min-height="2.03cm" fo:padding-top="0.135cm" fo:padding-bottom="0.135cm" fo:padding-left="0.26cm" fo:padding-right="0.26cm"/>
    </style:style>
    <style:style style:name="pr1" style:family="presentation" style:parent-style-name="Обычный-notes">
      <style:graphic-properties draw:fill-color="#ffffff" fo:min-height="13.364cm"/>
    </style:style>
    <style:style style:name="pr2" style:family="presentation" style:parent-style-name="Обычный-title">
      <style:graphic-properties fo:min-height="1.843cm"/>
    </style:style>
    <style:style style:name="pr3" style:family="presentation" style:parent-style-name="Обычный-outline1">
      <style:graphic-properties fo:min-height="13.86cm"/>
    </style:style>
    <style:style style:name="pr4" style:family="presentation" style:parent-style-name="Обычный-outline1">
      <style:graphic-properties fo:min-height="13.859cm"/>
    </style:style>
    <style:style style:name="pr5" style:family="presentation" style:parent-style-name="Обычный-title">
      <style:graphic-properties draw:auto-grow-height="true" fo:min-height="1.843cm"/>
    </style:style>
    <style:style style:name="pr6" style:family="presentation" style:parent-style-name="Обычный-outline1">
      <style:graphic-properties fo:min-height="2cm"/>
    </style:style>
    <style:style style:name="pr7" style:family="presentation" style:parent-style-name="Обычный-outline1">
      <style:graphic-properties draw:stroke="dash" draw:stroke-dash="Ultrafine_20_Dashed" svg:stroke-width="0.05cm" svg:stroke-color="#000080" draw:marker-start-width="0.28cm" draw:marker-end-width="0.28cm" fo:min-height="5.483cm" fo:padding-top="0.025cm" fo:padding-bottom="0.025cm" fo:padding-left="0.025cm" fo:padding-right="0.025cm"/>
    </style:style>
    <style:style style:name="pr8" style:family="presentation" style:parent-style-name="Обычный-outline1">
      <style:graphic-properties draw:stroke="dash" draw:stroke-dash="Ultrafine_20_Dashed" svg:stroke-width="0.05cm" svg:stroke-color="#000080" draw:marker-start-width="0.28cm" draw:marker-end-width="0.28cm" fo:min-height="13.863cm" fo:padding-top="0.025cm" fo:padding-bottom="0.025cm" fo:padding-left="0.025cm" fo:padding-right="0.025cm"/>
    </style:style>
    <style:style style:name="pr9" style:family="presentation" style:parent-style-name="Обычный-outline1">
      <style:graphic-properties fo:min-height="7cm"/>
    </style:style>
    <style:style style:name="pr10" style:family="presentation" style:parent-style-name="Обычный-outline1">
      <style:graphic-properties draw:stroke="dash" draw:stroke-dash="Ultrafine_20_Dashed" svg:stroke-width="0.05cm" svg:stroke-color="#000080" draw:marker-start-width="0.28cm" draw:marker-end-width="0.28cm" fo:min-height="10.984cm" fo:padding-top="0.025cm" fo:padding-bottom="0.025cm" fo:padding-left="0.025cm" fo:padding-right="0.025cm"/>
    </style:style>
    <style:style style:name="pr11" style:family="presentation" style:parent-style-name="Обычный-outline1">
      <style:graphic-properties draw:stroke="dash" draw:stroke-dash="Ultrafine_20_Dashed" svg:stroke-width="0.05cm" svg:stroke-color="#000080" draw:marker-start-width="0.28cm" draw:marker-end-width="0.28cm" fo:min-height="5.653cm" fo:padding-top="0.025cm" fo:padding-bottom="0.025cm" fo:padding-left="0.025cm" fo:padding-right="0.025cm"/>
    </style:style>
    <style:style style:name="pr12" style:family="presentation" style:parent-style-name="Обычный-outline1">
      <style:graphic-properties draw:fill="solid" draw:fill-color="#ffffff" draw:opacity-name="Transparency_20_12" fo:min-height="7.5cm"/>
    </style:style>
    <style:style style:name="pr13" style:family="presentation" style:parent-style-name="Обычный-outline1">
      <style:graphic-properties draw:fill="solid" draw:fill-color="#ffffff" draw:opacity-name="Transparency_20_12" fo:min-height="2.6cm"/>
    </style:style>
    <style:style style:name="pr14" style:family="presentation" style:parent-style-name="Обычный-outline1">
      <style:graphic-properties draw:fill="solid" draw:fill-color="#ffffff" draw:opacity-name="Transparency_20_12" fo:min-height="5.5cm"/>
    </style:style>
    <style:style style:name="pr15" style:family="presentation" style:parent-style-name="Обычный-outline1">
      <style:graphic-properties draw:fill="solid" draw:fill-color="#ffffff" draw:opacity-name="Transparency_20_12" fo:min-height="10.077cm"/>
    </style:style>
    <style:style style:name="pr16" style:family="presentation" style:parent-style-name="Обычный-outline1" style:list-style-name="L5">
      <style:graphic-properties fo:min-height="13.86cm"/>
    </style:style>
    <style:style style:name="pr17" style:family="presentation" style:parent-style-name="Обычный-outline1">
      <style:graphic-properties draw:fill="solid" draw:fill-color="#ffffff" draw:opacity-name="Transparency_20_12" fo:min-height="2.077cm"/>
    </style:style>
    <style:style style:name="co1" style:family="table-column">
      <style:table-column-properties style:column-width="3.524cm" style:use-optimal-column-width="false"/>
    </style:style>
    <style:style style:name="co2" style:family="table-column">
      <style:table-column-properties style:column-width="4.866cm" style:use-optimal-column-width="false"/>
    </style:style>
    <style:style style:name="co3" style:family="table-column">
      <style:table-column-properties style:column-width="4.981cm" style:use-optimal-column-width="false"/>
    </style:style>
    <style:style style:name="co4" style:family="table-column">
      <style:table-column-properties style:column-width="13.587cm" style:use-optimal-column-width="false"/>
    </style:style>
    <style:style style:name="ro1" style:family="table-row">
      <style:table-row-properties style:row-height="0.937cm"/>
    </style:style>
    <style:style style:name="ce1" style:family="table-cell">
      <style:graphic-properties style:repeat="repeat"/>
      <style:text-properties fo:font-size="22pt" style:font-size-asian="22pt" style:font-size-complex="22pt"/>
    </style:style>
    <style:style style:name="ce2" style:family="table-cell">
      <style:graphic-properties style:repeat="repeat"/>
      <style:text-properties fo:font-family="Courier" style:font-family-generic="modern" style:font-pitch="fixed" fo:font-size="22pt" style:font-size-asian="22pt" style:font-size-complex="22pt"/>
    </style:style>
    <style:style style:name="P1" style:family="paragraph">
      <style:paragraph-properties fo:text-align="end"/>
    </style:style>
    <style:style style:name="P2" style:family="paragraph">
      <style:paragraph-properties fo:text-align="end"/>
      <style:text-properties fo:font-size="20pt" style:font-size-asian="20pt" style:font-size-complex="20pt"/>
    </style:style>
    <style:style style:name="P3" style:family="paragraph">
      <style:paragraph-properties fo:text-align="center"/>
    </style:style>
    <style:style style:name="P4" style:family="paragraph">
      <style:paragraph-properties fo:text-align="center"/>
      <style:text-properties fo:font-family="'CMU Typewriter Text'" style:font-family-generic="modern" style:font-pitch="fixed" fo:font-size="48pt" fo:font-weight="bold" style:font-size-asian="48pt" style:font-weight-asian="bold" style:font-size-complex="48pt" style:font-weight-complex="bold"/>
    </style:style>
    <style:style style:name="P5" style:family="paragraph">
      <style:text-properties fo:font-size="30pt" style:font-size-asian="30pt" style:font-size-complex="30pt"/>
    </style:style>
    <style:style style:name="P6" style:family="paragraph">
      <style:text-properties fo:font-size="20pt"/>
    </style:style>
    <style:style style:name="P7" style:family="paragraph">
      <style:paragraph-properties fo:margin-top="0cm" fo:margin-bottom="3cm"/>
    </style:style>
    <style:style style:name="P8" style:family="paragraph">
      <style:paragraph-properties fo:text-align="center"/>
      <style:text-properties fo:color="#ffffff" fo:font-size="52pt" style:font-size-asian="52pt" style:font-size-complex="52pt"/>
    </style:style>
    <style:style style:name="P9" style:family="paragraph">
      <style:paragraph-properties fo:text-align="center"/>
      <style:text-properties fo:color="#000000" fo:font-size="18pt"/>
    </style:style>
    <style:style style:name="P10" style:family="paragraph">
      <style:paragraph-properties fo:text-align="end"/>
      <style:text-properties fo:font-size="18pt" fo:font-style="italic" style:font-style-asian="italic" style:font-style-complex="italic"/>
    </style:style>
    <style:style style:name="P11" style:family="paragraph">
      <style:text-properties fo:font-family="'Courier New'" style:font-family-generic="modern" style:font-pitch="fixed" fo:font-size="30pt" style:text-underline-style="solid" style:text-underline-width="auto" style:text-underline-color="font-color" fo:font-weight="bold" style:font-size-asian="30pt" style:font-weight-asian="bold" style:font-size-complex="30pt" style:font-weight-complex="bold"/>
    </style:style>
    <style:style style:name="P12" style:family="paragraph">
      <style:text-properties fo:font-size="24pt" style:font-size-asian="24pt" style:font-size-complex="24pt"/>
    </style:style>
    <style:style style:name="P13" style:family="paragraph">
      <style:text-properties fo:font-size="18pt"/>
    </style:style>
    <style:style style:name="P14" style:family="paragraph">
      <style:text-properties fo:font-size="26pt" style:font-size-asian="26pt" style:font-size-complex="26pt"/>
    </style:style>
    <style:style style:name="P15" style:family="paragraph">
      <style:paragraph-properties fo:margin-top="0cm" fo:margin-bottom="0cm"/>
    </style:style>
    <style:style style:name="P16" style:family="paragraph">
      <style:paragraph-properties fo:margin-top="0cm" fo:margin-bottom="0cm"/>
      <style:text-properties fo:color="#000080"/>
    </style:style>
    <style:style style:name="P17" style:family="paragraph">
      <style:paragraph-properties fo:margin-top="0cm" fo:margin-bottom="0cm">
        <style:tab-stops/>
      </style:paragraph-properties>
    </style:style>
    <style:style style:name="P18" style:family="paragraph">
      <style:paragraph-properties fo:margin-top="0cm" fo:margin-bottom="0cm">
        <style:tab-stops/>
      </style:paragraph-properties>
      <style:text-properties fo:font-size="22pt" style:font-size-asian="22pt" style:font-size-complex="22pt"/>
    </style:style>
    <style:style style:name="P19" style:family="paragraph">
      <style:paragraph-properties fo:margin-top="0cm" fo:margin-bottom="0cm"/>
      <style:text-properties fo:font-size="17pt" style:font-size-asian="17pt" style:font-size-complex="17pt"/>
    </style:style>
    <style:style style:name="P20" style:family="paragraph">
      <style:paragraph-properties fo:margin-top="0cm" fo:margin-bottom="0.3cm">
        <style:tab-stops/>
      </style:paragraph-properties>
    </style:style>
    <style:style style:name="P21" style:family="paragraph">
      <style:paragraph-properties fo:margin-top="0cm" fo:margin-bottom="0.3cm">
        <style:tab-stops/>
      </style:paragraph-properties>
      <style:text-properties fo:font-size="28pt" style:font-size-asian="28pt" style:font-size-complex="28pt"/>
    </style:style>
    <style:style style:name="P22" style:family="paragraph">
      <style:text-properties fo:color="#000080" fo:font-family="Courier" style:font-family-generic="modern" style:font-pitch="fixed" fo:font-size="16pt" style:font-size-asian="16pt" style:font-size-complex="16pt"/>
    </style:style>
    <style:style style:name="P23" style:family="paragraph">
      <style:paragraph-properties fo:margin-left="1.5cm" fo:margin-right="0cm" fo:text-indent="0cm"/>
    </style:style>
    <style:style style:name="P24" style:family="paragraph">
      <style:text-properties fo:color="#000080" fo:font-family="Courier" style:font-family-generic="modern" style:font-pitch="fixed" fo:font-size="18pt" style:font-size-asian="18pt" style:font-size-complex="18pt"/>
    </style:style>
    <style:style style:name="P25" style:family="paragraph">
      <style:text-properties fo:color="#000080" fo:font-family="Courier" style:font-family-generic="modern" style:font-pitch="fixed"/>
    </style:style>
    <style:style style:name="P26" style:family="paragraph">
      <style:text-properties fo:font-size="28pt" style:font-size-asian="28pt" style:font-size-complex="28pt"/>
    </style:style>
    <style:style style:name="T1" style:family="text">
      <style:text-properties fo:font-family="'Courier New'" style:font-family-generic="modern" style:font-pitch="fixed" fo:font-size="20pt" fo:font-weight="bold" style:font-size-asian="20pt" style:font-weight-asian="bold" style:font-size-complex="20pt" style:font-weight-complex="bold"/>
    </style:style>
    <style:style style:name="T2" style:family="text">
      <style:text-properties fo:font-family="'CMU Typewriter Text'" style:font-family-generic="modern" style:font-pitch="fixed" fo:font-size="36pt" fo:font-weight="bold" style:font-size-asian="36pt" style:font-weight-asian="bold" style:font-size-complex="36pt" style:font-weight-complex="bold"/>
    </style:style>
    <style:style style:name="T3" style:family="text">
      <style:text-properties fo:font-family="'CMU Typewriter Text'" style:font-family-generic="modern" style:font-pitch="fixed" fo:font-size="48pt" fo:font-weight="bold" style:font-size-asian="48pt" style:font-weight-asian="bold" style:font-size-complex="48pt" style:font-weight-complex="bold"/>
    </style:style>
    <style:style style:name="T4" style:family="text">
      <style:text-properties fo:font-size="30pt" style:font-size-asian="30pt" style:font-size-complex="30pt"/>
    </style:style>
    <style:style style:name="T5" style:family="text">
      <style:text-properties fo:color="#ffffff" fo:font-size="52pt" style:font-size-asian="52pt" style:font-size-complex="52pt"/>
    </style:style>
    <style:style style:name="T6" style:family="text">
      <style:text-properties fo:color="#000000" fo:font-size="52pt" style:font-size-asian="52pt" style:font-size-complex="52pt"/>
    </style:style>
    <style:style style:name="T7" style:family="text">
      <style:text-properties fo:font-size="18pt" fo:font-style="italic" style:font-style-asian="italic" style:font-style-complex="italic"/>
    </style:style>
    <style:style style:name="T8" style:family="text">
      <style:text-properties fo:font-family="'Courier New'" style:font-family-generic="modern" style:font-pitch="fixed" fo:font-size="30pt" style:text-underline-style="solid" style:text-underline-width="auto" style:text-underline-color="font-color" fo:font-weight="bold" style:font-size-asian="30pt" style:font-weight-asian="bold" style:font-size-complex="30pt" style:font-weight-complex="bold"/>
    </style:style>
    <style:style style:name="T9" style:family="text">
      <style:text-properties fo:font-size="24pt" style:font-size-asian="24pt" style:font-size-complex="24pt"/>
    </style:style>
    <style:style style:name="T10" style:family="text">
      <style:text-properties fo:font-size="18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18pt" fo:font-weight="bold" style:font-weight-asian="bold" style:font-weight-complex="bold"/>
    </style:style>
    <style:style style:name="T13" style:family="text">
      <style:text-properties fo:color="#ff0000" fo:font-size="18pt" style:text-underline-style="solid" style:text-underline-width="auto" style:text-underline-color="font-color" fo:font-weight="bold" style:font-weight-asian="bold" style:font-weight-complex="bold"/>
    </style:style>
    <style:style style:name="T14" style:family="text">
      <style:text-properties fo:font-size="6pt" style:font-size-asian="6pt" style:font-size-complex="6pt"/>
    </style:style>
    <style:style style:name="T15" style:family="text">
      <style:text-properties fo:font-size="26pt" style:font-size-asian="26pt" style:font-size-complex="26pt"/>
    </style:style>
    <style:style style:name="T16" style:family="text">
      <style:text-properties fo:font-size="22pt" style:font-size-asian="22pt" style:font-size-complex="22pt"/>
    </style:style>
    <style:style style:name="T17" style:family="text">
      <style:text-properties fo:font-family="Courier" style:font-family-generic="modern" style:font-pitch="fixed" fo:font-size="22pt" style:font-size-asian="22pt" style:font-size-complex="22pt"/>
    </style:style>
    <style:style style:name="T18" style:family="text">
      <style:text-properties fo:color="#000080" fo:font-size="18pt" style:font-size-asian="18pt" style:font-size-complex="18pt"/>
    </style:style>
    <style:style style:name="T19" style:family="text">
      <style:text-properties fo:color="#000080" fo:font-family="Courier" style:font-family-generic="modern" style:font-pitch="fixed" fo:font-size="18pt" style:font-size-asian="18pt" style:font-size-complex="18pt"/>
    </style:style>
    <style:style style:name="T20" style:family="text">
      <style:text-properties fo:font-family="Courier" style:font-family-generic="modern" style:font-pitch="fixed" fo:font-size="18pt" style:font-size-asian="18pt" style:font-size-complex="18pt"/>
    </style:style>
    <style:style style:name="T21" style:family="text">
      <style:text-properties fo:color="#000080" fo:font-family="Courier" style:font-family-generic="modern" style:font-pitch="fixed" fo:font-size="17pt" style:font-size-asian="17pt" style:font-size-complex="17pt"/>
    </style:style>
    <style:style style:name="T22" style:family="text">
      <style:text-properties fo:font-size="28pt" style:font-size-asian="28pt" style:font-size-complex="28pt"/>
    </style:style>
    <style:style style:name="T23" style:family="text">
      <style:text-properties fo:color="#ff0000" fo:font-size="18pt"/>
    </style:style>
    <style:style style:name="T24" style:family="text">
      <style:text-properties fo:color="#ff0000" fo:font-size="24pt" style:text-underline-style="solid" style:text-underline-width="auto" style:text-underline-color="font-color" fo:font-weight="bold" style:font-size-asian="24pt" style:font-weight-asian="bold" style:font-size-complex="24pt" style:font-weight-complex="bold" style:text-overline-style="solid" style:text-overline-width="auto" style:text-overline-color="font-color"/>
    </style:style>
    <style:style style:name="T25" style:family="text">
      <style:text-properties fo:color="#000080" fo:font-family="Courier" style:font-family-generic="modern" style:font-pitch="fixed" fo:font-size="16pt" style:font-size-asian="16pt" style:font-size-complex="16pt"/>
    </style:style>
    <style:style style:name="T26" style:family="text">
      <style:text-properties fo:font-size="18pt" fo:font-style="italic" style:text-underline-style="solid" style:text-underline-width="auto" style:text-underline-color="font-color" style:font-style-asian="italic" style:font-style-complex="italic"/>
    </style:style>
    <style:style style:name="T27" style:family="text">
      <style:text-properties fo:color="#000080" fo:font-family="Courier" style:font-family-generic="modern" style:font-pitch="fixed"/>
    </style:style>
    <style:style style:name="T28" style:family="text">
      <style:text-properties fo:font-size="22pt" fo:language="en" fo:country="US" fo:font-weight="bold" style:font-size-asian="22pt" style:font-weight-asian="bold" style:font-size-complex="22pt" style:font-weight-complex="bold"/>
    </style:style>
    <style:style style:name="T29" style:family="text">
      <style:text-properties fo:font-weight="bold" style:font-weight-asian="bold" style:font-weight-complex="bold"/>
    </style:style>
    <style:style style:name="T30" style:family="text">
      <style:text-properties fo:font-size="22pt" style:text-underline-style="solid" style:text-underline-width="auto" style:text-underline-color="font-color"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105%"/>
      </text:list-level-style-bullet>
      <text:list-level-style-bullet text:level="2" text:bullet-char="➢">
        <style:list-level-properties text:space-before="0.6cm" text:min-label-width="0.6cm"/>
        <style:text-properties fo:font-family="StarSymbol" style:font-charset="x-symbol" style:use-window-font-color="true" fo:font-size="105%"/>
      </text:list-level-style-bullet>
      <text:list-level-style-bullet text:level="3" text:bullet-char="➢">
        <style:list-level-properties text:space-before="1.2cm" text:min-label-width="0.6cm"/>
        <style:text-properties fo:font-family="StarSymbol" style:font-charset="x-symbol" style:use-window-font-color="true" fo:font-size="105%"/>
      </text:list-level-style-bullet>
      <text:list-level-style-bullet text:level="4" text:bullet-char="➢">
        <style:list-level-properties text:space-before="1.8cm" text:min-label-width="0.6cm"/>
        <style:text-properties fo:font-family="StarSymbol" style:font-charset="x-symbol" style:use-window-font-color="true" fo:font-size="105%"/>
      </text:list-level-style-bullet>
      <text:list-level-style-bullet text:level="5" text:bullet-char="➢">
        <style:list-level-properties text:space-before="2.4cm" text:min-label-width="0.6cm"/>
        <style:text-properties fo:font-family="StarSymbol" style:font-charset="x-symbol" style:use-window-font-color="true" fo:font-size="105%"/>
      </text:list-level-style-bullet>
      <text:list-level-style-bullet text:level="6" text:bullet-char="➢">
        <style:list-level-properties text:space-before="3cm" text:min-label-width="0.6cm"/>
        <style:text-properties fo:font-family="StarSymbol" style:font-charset="x-symbol" style:use-window-font-color="true" fo:font-size="105%"/>
      </text:list-level-style-bullet>
      <text:list-level-style-bullet text:level="7" text:bullet-char="➢">
        <style:list-level-properties text:space-before="3.6cm" text:min-label-width="0.6cm"/>
        <style:text-properties fo:font-family="StarSymbol" style:font-charset="x-symbol" style:use-window-font-color="true" fo:font-size="105%"/>
      </text:list-level-style-bullet>
      <text:list-level-style-bullet text:level="8" text:bullet-char="➢">
        <style:list-level-properties text:space-before="4.2cm" text:min-label-width="0.6cm"/>
        <style:text-properties fo:font-family="StarSymbol" style:font-charset="x-symbol" style:use-window-font-color="true" fo:font-size="105%"/>
      </text:list-level-style-bullet>
      <text:list-level-style-bullet text:level="9" text:bullet-char="➢">
        <style:list-level-properties text:space-before="4.8cm" text:min-label-width="0.6cm"/>
        <style:text-properties fo:font-family="StarSymbol" style:font-charset="x-symbol" style:use-window-font-color="true" fo:font-size="105%"/>
      </text:list-level-style-bullet>
      <text:list-level-style-bullet text:level="10" text:bullet-char="➢">
        <style:list-level-properties text:space-before="5.4cm" text:min-label-width="0.6cm"/>
        <style:text-properties fo:font-family="StarSymbol" style:font-charset="x-symbol" style:use-window-font-color="true" fo:font-size="10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Обычный" presentation:presentation-page-layout-name="AL1T1">
        <office:forms form:automatic-focus="false" form:apply-design-mode="false"/>
        <draw:frame draw:style-name="gr1" draw:text-style-name="P2" draw:layer="layout" svg:width="27.749cm" svg:height="2.651cm" svg:x="0.2cm" svg:y="15.367cm">
          <draw:text-box>
            <text:p text:style-name="P1"><text:span text:style-name="T1">М.В. Крапошин (НИЦ Курчатовский Институт)</text:span></text:p>
            <text:p text:style-name="P1"><text:span text:style-name="T1">О.И. Самоваров (Институт Системного Программирования РАН)</text:span></text:p>
            <text:p text:style-name="P1"><text:span text:style-name="T1">С.В. Стрижак (ГОУ ВПО МГТУ им. Баумана)</text:span></text:p>
          </draw:text-box>
        </draw:frame>
        <draw:frame draw:style-name="gr2" draw:text-style-name="P4" draw:layer="layout" svg:width="28cm" svg:height="10.497cm" svg:x="0cm" svg:y="4.001cm">
          <draw:text-box>
            <text:p text:style-name="P3"><text:span text:style-name="T2">Школа-семинар</text:span></text:p>
            <text:p text:style-name="P3"><text:span text:style-name="T3">«Расширенные возможности пакета OpenFOAM»</text:span></text:p>
            <text:p text:style-name="P3"><text:span text:style-name="T3"/></text:p>
            <text:p text:style-name="P3"><text:span text:style-name="T3">C++ ЗА 8 ШАГОВ</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ОДЕРЖАНИЕ РАЗДЕЛА</text:p>
          </draw:text-box>
        </draw:frame>
        <draw:frame presentation:style-name="pr3" draw:text-style-name="P5" draw:layer="layout" svg:width="28cm" svg:height="14.622cm" svg:x="0cm" svg:y="4.641cm" presentation:class="outline" presentation:user-transformed="true">
          <draw:text-box>
            <text:list text:style-name="L2">
              <text:list-item>
                <text:p><text:span text:style-name="T4">Объектно-ориентированное программирование</text:span></text:p>
              </text:list-item>
              <text:list-item>
                <text:p><text:span text:style-name="T4">Базовые типы данных</text:span></text:p>
              </text:list-item>
              <text:list-item>
                <text:p><text:span text:style-name="T4">Специальные типы данных</text:span></text:p>
              </text:list-item>
              <text:list-item>
                <text:p><text:span text:style-name="T4">Классы (пользовательские типы данных)</text:span></text:p>
              </text:list-item>
              <text:list-item>
                <text:p><text:span text:style-name="T4">Область видимости</text:span></text:p>
              </text:list-item>
              <text:list-item>
                <text:p><text:span text:style-name="T4">Шаблоны</text:span></text:p>
              </text:list-item>
              <text:list-item>
                <text:p><text:span text:style-name="T4">Преобразование типов</text:span></text:p>
              </text:list-item>
              <text:list-item>
                <text:p><text:span text:style-name="T4">Язык препроцессора</text:span></text:p>
              </text:list-item>
              <text:list-item>
                <text:p><text:span text:style-name="T4">Обработка исключительных ситуаций</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custom-shape draw:style-name="gr4" draw:text-style-name="P3" draw:layer="layout" svg:width="3cm" svg:height="3cm" svg:x="2cm" svg:y="16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5" draw:text-style-name="P3" draw:layer="layout" svg:width="3cm" svg:height="3cm" svg:x="2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 draw:layer="layout" svg:width="28.5cm" svg:height="2.399cm" svg:x="0cm" svg:y="2.222cm" presentation:class="title" presentation:user-transformed="true">
          <draw:text-box>
            <text:p>ТРИ КИТА ОБЪЕКТНО-ОРИЕНТИРОВАННОГО ПРОГРАММИРОВАНИЯ</text:p>
          </draw:text-box>
        </draw:frame>
        <draw:frame presentation:style-name="pr4" draw:text-style-name="P7" draw:layer="layout" svg:width="28cm" svg:height="13.859cm" svg:x="0cm" svg:y="5.341cm" presentation:class="outline" presentation:user-transformed="true">
          <draw:text-box>
            <text:list text:style-name="L2">
              <text:list-item>
                <text:p text:style-name="P7">Инкапсуляция (сокрытие данных)</text:p>
              </text:list-item>
              <text:list-item>
                <text:p text:style-name="P7">Наследование (сохранение базовых принципов)</text:p>
              </text:list-item>
              <text:list-item>
                <text:p text:style-name="P7">Полиморфизм (плюрализм методов решения)</text:p>
              </text:list-item>
            </text:list>
          </draw:text-box>
        </draw:frame>
        <draw:custom-shape draw:style-name="gr6" draw:text-style-name="P8" draw:layer="layout" svg:width="5.5cm" svg:height="2.5cm" svg:x="11.546cm" svg:y="7cm">
          <text:p text:style-name="P3"><text:span text:style-name="T5">?</text:span></text:p>
          <draw:enhanced-geometry svg:viewBox="0 0 21600 21600" draw:type="rectangle" draw:enhanced-path="M 0 0 L 21600 0 21600 21600 0 21600 0 0 Z N"/>
        </draw:custom-shape>
        <draw:line draw:style-name="gr7" draw:text-style-name="P3" draw:layer="layout" svg:x1="7.9cm" svg:y1="8.3cm" svg:x2="10.9cm" svg:y2="8.3cm">
          <text:p/>
        </draw:line>
        <draw:frame draw:style-name="gr8" draw:text-style-name="P9" draw:layer="layout" svg:width="1.522cm" svg:height="2.301cm" svg:x="5.678cm" svg:y="7.2cm">
          <draw:text-box>
            <text:p text:style-name="P3"><text:span text:style-name="T6">X</text:span></text:p>
          </draw:text-box>
        </draw:frame>
        <draw:line draw:style-name="gr7" draw:text-style-name="P3" draw:layer="layout" svg:x1="17.5cm" svg:y1="8.4cm" svg:x2="20.5cm" svg:y2="8.4cm">
          <text:p/>
        </draw:line>
        <draw:frame draw:style-name="gr8" draw:text-style-name="P9" draw:layer="layout" svg:width="1.522cm" svg:height="2.301cm" svg:x="20.678cm" svg:y="7.201cm">
          <draw:text-box>
            <text:p text:style-name="P3"><text:span text:style-name="T6">Y</text:span></text:p>
          </draw:text-box>
        </draw:frame>
        <draw:custom-shape draw:style-name="gr5" draw:text-style-name="P3" xml:id="id2" draw:id="id2" draw:layer="layout" svg:width="3cm" svg:height="3cm" svg:x="9.2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3.5cm" svg:height="1.5cm" svg:x="14.5cm" svg:y="11.6cm">
          <text:p/>
          <draw:enhanced-geometry svg:viewBox="0 0 21600 21600" draw:type="rectangle" draw:enhanced-path="M 0 0 L 21600 0 21600 21600 0 21600 0 0 Z N"/>
        </draw:custom-shape>
        <draw:custom-shape draw:style-name="gr5" draw:text-style-name="P3" xml:id="id4" draw:id="id4" draw:layer="layout" svg:width="3cm" svg:height="2.5cm" svg:x="20.6cm" svg:y="11.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3" xml:id="id1" draw:id="id1" draw:layer="layout" svg:width="3.5cm" svg:height="2cm" svg:x="3.4cm" svg:y="1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3" draw:layer="layout" svg:x1="6.9cm" svg:y1="12.4cm" svg:x2="9.2cm" svg:y2="12.4cm" draw:start-shape="id1" draw:start-glue-point="1" draw:end-shape="id2" draw:end-glue-point="6" svg:d="m6900 12400h2300">
          <text:p/>
        </draw:connector>
        <draw:connector draw:style-name="gr7" draw:text-style-name="P3" draw:layer="layout" svg:x1="12.2cm" svg:y1="12.4cm" svg:x2="14.5cm" svg:y2="12.35cm" draw:start-shape="id2" draw:start-glue-point="10" draw:end-shape="id3" draw:end-glue-point="3" svg:d="m12200 12400h1150v-50h1150">
          <text:p/>
        </draw:connector>
        <draw:connector draw:style-name="gr7" draw:text-style-name="P3" draw:layer="layout" svg:x1="18cm" svg:y1="12.35cm" svg:x2="20.6cm" svg:y2="12.156cm" draw:start-shape="id3" draw:start-glue-point="1" draw:end-shape="id4" draw:end-glue-point="5" svg:d="m18000 12350h1300v-194h1300">
          <text:p/>
        </draw:connector>
        <draw:frame draw:style-name="gr10" draw:layer="layout" svg:width="11.588cm" svg:height="2.131cm" svg:x="10.428cm" svg:y="16.366cm">
          <draw:object xlink:href="./Object 4" xlink:type="simple" xlink:show="embed" xlink:actuate="onLoad"/>
          <draw:image xlink:href="./ObjectReplacements/Object 4" xlink:type="simple" xlink:show="embed" xlink:actuate="onLoad"/>
        </draw:frame>
        <draw:line draw:style-name="gr7" draw:text-style-name="P3" draw:layer="layout" svg:x1="3.5cm" svg:y1="17.5cm" svg:x2="4.5cm" svg:y2="16.5cm">
          <text:p/>
        </draw:line>
        <draw:frame draw:style-name="gr11" draw:text-style-name="P10" draw:layer="layout" svg:width="0.959cm" svg:height="0.962cm" svg:x="3.141cm" svg:y="16.342cm">
          <draw:text-box>
            <text:p text:style-name="P1"><text:span text:style-name="T7">R</text:span></text:p>
          </draw:text-box>
        </draw:frame>
        <draw:line draw:style-name="gr12" draw:text-style-name="P3" xml:id="id5" draw:id="id5" draw:layer="layout" svg:x1="5cm" svg:y1="16.7cm" svg:x2="7cm" svg:y2="16.7cm">
          <text:p/>
        </draw:line>
        <draw:line draw:style-name="gr12" draw:text-style-name="P3" xml:id="id6" draw:id="id6" draw:layer="layout" svg:x1="5cm" svg:y1="18.3cm" svg:x2="7cm" svg:y2="18.3cm">
          <text:p/>
        </draw:line>
        <draw:connector draw:style-name="gr13" draw:text-style-name="P3" draw:layer="layout" svg:x1="6cm" svg:y1="16.7cm" svg:x2="6cm" svg:y2="18.3cm" draw:start-shape="id5" draw:start-glue-point="0" draw:end-shape="id6" draw:end-glue-point="0" svg:d="m6000 16700v1600">
          <text:p/>
        </draw:connector>
        <draw:frame draw:style-name="gr11" draw:text-style-name="P10" draw:layer="layout" svg:width="0.853cm" svg:height="0.962cm" svg:x="6.041cm" svg:y="16.9cm">
          <draw:text-box>
            <text:p text:style-name="P1"><text:span text:style-name="T7">a</text:span></text:p>
          </draw:text-box>
        </draw:frame>
        <presentation:notes draw:style-name="dp2">
          <draw:page-thumbnail draw:style-name="gr3"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2" draw:text-style-name="P11" draw:layer="layout" svg:width="28cm" svg:height="2.399cm" svg:x="0cm" svg:y="2.522cm" presentation:class="title" presentation:user-transformed="true">
          <draw:text-box>
            <text:p><text:span text:style-name="T8">ОТЛИЧИЕ ОБЪЕКТНО-ОРИЕНТИРОВАННОГО (C++) ОТ ПРОЦЕДУРНОГО СТИЛЯ ПРОГРАММИРОВАНИЯ (F77)</text:span></text:p>
          </draw:text-box>
        </draw:frame>
        <draw:frame draw:style-name="gr14" draw:text-style-name="P12" draw:layer="layout" svg:width="26.5cm" svg:height="4.5cm" svg:x="1cm" svg:y="5.2cm">
          <draw:text-box>
            <text:p><text:span text:style-name="T9">Процедурное Программирование. Базовые единицы — переменная и функция. Стратегия программы определяется до написания исходного в виде блок-схем или псевдокода. Пример: Fortran, C, Pascal</text:span></text:p>
          </draw:text-box>
        </draw:frame>
        <draw:frame draw:style-name="gr15" draw:text-style-name="P13" draw:layer="layout" svg:width="12.609cm" svg:height="3.151cm" svg:x="8.9cm" svg:y="8.5cm">
          <draw:text-box>
            <text:p><text:span text:style-name="T10">subroutine sum (a,b,c)</text:span></text:p>
            <text:p><text:span text:style-name="T10"><text:s text:c="2"/></text:span><text:span text:style-name="T10">real*4 a, b, c</text:span></text:p>
            <text:p><text:span text:style-name="T10"><text:s text:c="2"/></text:span><text:span text:style-name="T10">c = a + b</text:span></text:p>
            <text:p><text:span text:style-name="T10">end subroutine</text:span></text:p>
          </draw:text-box>
        </draw:frame>
        <draw:frame draw:style-name="gr16" draw:text-style-name="P12" draw:layer="layout" svg:width="26.5cm" svg:height="3.4cm" svg:x="1cm" svg:y="12cm">
          <draw:text-box>
            <text:p><text:span text:style-name="T9">Объектно-ориентированное программирование. Базовая единица — класс, содержащий в себе и данные (атрибуты) класса и методы</text:span></text:p>
          </draw:text-box>
        </draw:frame>
        <draw:frame draw:style-name="gr15" draw:text-style-name="P13" draw:layer="layout" svg:width="15.499cm" svg:height="5.311cm" svg:x="9.001cm" svg:y="14.301cm">
          <draw:text-box>
            <text:p><text:span text:style-name="T10">class A{</text:span></text:p>
            <text:p><text:span text:style-name="T10"><text:s text:c="2"/></text:span><text:span text:style-name="T10">float val;</text:span></text:p>
            <text:p><text:span text:style-name="T10"><text:s text:c="2"/></text:span><text:span text:style-name="T10">const A&amp; sum(const A&amp; a, const A&amp; b){</text:span></text:p>
            <text:p><text:span text:style-name="T10"><text:s text:c="4"/></text:span><text:span text:style-name="T10">val = a.val + b.val;</text:span></text:p>
            <text:p><text:span text:style-name="T10"><text:s text:c="4"/></text:span><text:span text:style-name="T10">return *this;</text:span></text:p>
            <text:p><text:span text:style-name="T10"><text:s text:c="2"/></text:span><text:span text:style-name="T10">}</text:span></text:p>
            <text:p><text:span text:style-name="T10">};</text:span></text:p>
          </draw:text-box>
        </draw:frame>
        <presentation:notes draw:style-name="dp2">
          <draw:page-thumbnail draw:style-name="gr3"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draw:style-name="gr17" draw:text-style-name="P13" draw:layer="layout" svg:width="27.096cm" svg:height="11.311cm" svg:x="0.5cm" svg:y="4.477cm">
          <draw:text-box>
            <text:p><text:span text:style-name="T11">Шаг 1. Базовые типы переменных, присваивание, ветвление, циклы</text:span></text:p>
            <text:p><text:span text:style-name="T10">1) Переменные всегда объявляются явно. Поддерживаются следующие базовые типы:</text:span><text:span text:style-name="T10"><text:line-break/></text:span><text:span text:style-name="T12">short, int, long, float, double, char, bool, </text:span><text:span text:style-name="T13">void</text:span></text:p>
            <text:p><text:span text:style-name="T10"/></text:p>
            <text:p><text:span text:style-name="T10"/></text:p>
            <text:p><text:span text:style-name="T10">2) Присваивание, присваивание с инкрементом и декрементом: </text:span><text:span text:style-name="T12">=, +=, -=, *=, /=, ++, - -</text:span></text:p>
            <text:p><text:span text:style-name="T10"/></text:p>
            <text:p><text:span text:style-name="T10"/></text:p>
            <text:p><text:span text:style-name="T10">3) Ветвление: конструкции</text:span><text:span text:style-name="T12"> if-else if, switch</text:span></text:p>
            <text:p><text:span text:style-name="T10"/></text:p>
            <text:p><text:span text:style-name="T10"/></text:p>
            <text:p><text:span text:style-name="T10"/></text:p>
            <text:p><text:span text:style-name="T10"/></text:p>
            <text:p><text:span text:style-name="T10"/></text:p>
            <text:p><text:span text:style-name="T14"/></text:p>
            <text:p><text:span text:style-name="T10">4) Циклы: while, for</text:span></text:p>
          </draw:text-box>
        </draw:frame>
        <draw:frame presentation:style-name="pr5" draw:layer="layout" svg:width="28cm" svg:height="1.843cm" svg:x="0cm" svg:y="2.5cm" presentation:class="title">
          <draw:text-box>
            <text:p>C++ за 8 шагов (I)</text:p>
          </draw:text-box>
        </draw:frame>
        <draw:frame draw:style-name="gr18" draw:text-style-name="P13" draw:layer="layout" svg:width="22.2cm" svg:height="1cm" svg:x="0.8cm" svg:y="7.2cm">
          <draw:text-box>
            <text:p><text:span text:style-name="T10">double a=0.0,b; int l=1,k; bool c; const float pi=3.14;</text:span></text:p>
          </draw:text-box>
        </draw:frame>
        <draw:frame draw:style-name="gr18" draw:text-style-name="P13" draw:layer="layout" svg:width="19.599cm" svg:height="1cm" svg:x="0.801cm" svg:y="9.3cm">
          <draw:text-box>
            <text:p><text:span text:style-name="T10">s=0; s=s+1; s+=1; s++; a=b=s++; a=b=++s; a+=b;</text:span></text:p>
          </draw:text-box>
        </draw:frame>
        <draw:frame draw:style-name="gr19" draw:text-style-name="P13" draw:layer="layout" svg:width="13.099cm" svg:height="3.871cm" svg:x="0.801cm" svg:y="11.259cm">
          <draw:text-box>
            <text:p><text:span text:style-name="T10">if (a&gt;=0 &amp;&amp; a&lt;=1)</text:span></text:p>
            <text:p><text:span text:style-name="T10">{ // если а в диапазоне[0,1]</text:span></text:p>
            <text:p><text:span text:style-name="T10">}</text:span></text:p>
            <text:p><text:span text:style-name="T10">else if (a&lt;0){} //если a &lt; 0</text:span></text:p>
            <text:p><text:span text:style-name="T10">else{} //все остальные случаи</text:span></text:p>
          </draw:text-box>
        </draw:frame>
        <draw:frame draw:style-name="gr19" draw:text-style-name="P13" draw:layer="layout" svg:width="13.899cm" svg:height="4.591cm" svg:x="14.401cm" svg:y="10.8cm">
          <draw:text-box>
            <text:p><text:span text:style-name="T10">switch (j)</text:span></text:p>
            <text:p><text:span text:style-name="T10">{</text:span></text:p>
            <text:p><text:span text:style-name="T10"><text:s/></text:span><text:span text:style-name="T10">case 0: {break;}// если j = 0</text:span></text:p>
            <text:p><text:span text:style-name="T10"><text:s/></text:span><text:span text:style-name="T10">case 1: {break;}// если j = 1</text:span></text:p>
            <text:p><text:span text:style-name="T10"><text:s/></text:span><text:span text:style-name="T10">default: {break;}// другие случаи</text:span></text:p>
            <text:p><text:span text:style-name="T10">}</text:span></text:p>
          </draw:text-box>
        </draw:frame>
        <draw:frame draw:style-name="gr20" draw:text-style-name="P13" draw:layer="layout" svg:width="8.599cm" svg:height="3.2cm" svg:x="0.901cm" svg:y="15.9cm">
          <draw:text-box>
            <text:p><text:span text:style-name="T10">while (i &lt; 10)</text:span></text:p>
            <text:p><text:span text:style-name="T10">{i++;}</text:span></text:p>
            <text:p><text:span text:style-name="T10">do</text:span></text:p>
            <text:p><text:span text:style-name="T10">{j++;} while (j&lt;10);</text:span></text:p>
          </draw:text-box>
        </draw:frame>
        <draw:frame draw:style-name="gr20" draw:text-style-name="P13" draw:layer="layout" svg:width="10.099cm" svg:height="3.2cm" svg:x="9.901cm" svg:y="15.9cm">
          <draw:text-box>
            <text:p><text:span text:style-name="T10">for (int j=0; j&lt;10; j++)</text:span></text:p>
            <text:p><text:span text:style-name="T10">{</text:span></text:p>
            <text:p><text:span text:style-name="T10"><text:s text:c="2"/></text:span><text:span text:style-name="T10">cout &lt;&lt; j &lt;&lt; endl;</text:span></text:p>
            <text:p><text:span text:style-name="T10">}</text:span></text:p>
          </draw:text-box>
        </draw:frame>
        <draw:frame draw:style-name="gr21" draw:text-style-name="P13" draw:layer="layout" svg:width="7cm" svg:height="1.711cm" svg:x="20.5cm" svg:y="15.9cm">
          <draw:text-box>
            <text:p><text:span text:style-name="T10">while(1){}</text:span></text:p>
            <text:p><text:span text:style-name="T10">for(;;){}</text:span></text:p>
          </draw:text-box>
        </draw:frame>
        <presentation:notes draw:style-name="dp2">
          <draw:page-thumbnail draw:style-name="gr3"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БАЗОВЫЕ ТИПЫ ДАННЫХ OPENFOAM</text:p>
          </draw:text-box>
        </draw:frame>
        <draw:frame presentation:style-name="pr6" draw:text-style-name="P14" draw:layer="layout" svg:width="28cm" svg:height="2.051cm" svg:x="0cm" svg:y="17.5cm" presentation:class="outline" presentation:user-transformed="true">
          <draw:text-box>
            <text:list text:style-name="L2">
              <text:list-header>
                <text:p><text:span text:style-name="T15">Некоторые другие базовые типы: List, vector, tensor, dimensioned</text:span></text:p>
              </text:list-header>
            </text:list>
          </draw:text-box>
        </draw:frame>
        <draw:frame draw:style-name="standard" draw:layer="layout" svg:width="26.957cm" svg:height="10.86cm" svg:x="0.617cm" svg:y="5.27cm">
          <table:table table:template-name="sun"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16">№№</text:span></text:p>
              </table:table-cell>
              <table:table-cell>
                <text:p><text:span text:style-name="T16">Тип OpenFOAM</text:span></text:p>
              </table:table-cell>
              <table:table-cell>
                <text:p><text:span text:style-name="T16">Тип C++</text:span></text:p>
              </table:table-cell>
              <table:table-cell>
                <text:p><text:span text:style-name="T16">Описание</text:span></text:p>
              </table:table-cell>
            </table:table-row>
            <table:table-row table:style-name="ro1" table:default-cell-style-name="ce1">
              <table:table-cell>
                <text:p><text:span text:style-name="T16">1</text:span></text:p>
              </table:table-cell>
              <table:table-cell table:style-name="ce2">
                <text:p><text:span text:style-name="T17">label</text:span></text:p>
              </table:table-cell>
              <table:table-cell table:style-name="ce2">
                <text:p><text:span text:style-name="T17">int, long</text:span></text:p>
              </table:table-cell>
              <table:table-cell>
                <text:p><text:span text:style-name="T16">Целые положительные и отрицательные числа, label.H</text:span></text:p>
              </table:table-cell>
            </table:table-row>
            <table:table-row table:style-name="ro1" table:default-cell-style-name="ce1">
              <table:table-cell>
                <text:p><text:span text:style-name="T16">2</text:span></text:p>
              </table:table-cell>
              <table:table-cell table:style-name="ce2">
                <text:p><text:span text:style-name="T17">scalar</text:span></text:p>
              </table:table-cell>
              <table:table-cell table:style-name="ce2">
                <text:p><text:span text:style-name="T17">double (float)</text:span></text:p>
              </table:table-cell>
              <table:table-cell>
                <text:p><text:span text:style-name="T16">Числа с плавающей точкой (двойной или одинарной точности), scalar.H</text:span></text:p>
              </table:table-cell>
            </table:table-row>
            <table:table-row table:style-name="ro1" table:default-cell-style-name="ce1">
              <table:table-cell>
                <text:p><text:span text:style-name="T16">3</text:span></text:p>
              </table:table-cell>
              <table:table-cell table:style-name="ce2">
                <text:p><text:span text:style-name="T17">word</text:span></text:p>
              </table:table-cell>
              <table:table-cell table:style-name="ce2">
                <text:p><text:span text:style-name="T17">char *, string</text:span></text:p>
              </table:table-cell>
              <table:table-cell>
                <text:p><text:span text:style-name="T16">Символьная строка (с ограничением по некоторым символам), word.H</text:span></text:p>
              </table:table-cell>
            </table:table-row>
            <table:table-row table:style-name="ro1" table:default-cell-style-name="ce1">
              <table:table-cell>
                <text:p><text:span text:style-name="T16">4</text:span></text:p>
              </table:table-cell>
              <table:table-cell table:style-name="ce2">
                <text:p><text:span text:style-name="T17">Switch</text:span></text:p>
              </table:table-cell>
              <table:table-cell table:style-name="ce2">
                <text:p><text:span text:style-name="T17">bool</text:span></text:p>
              </table:table-cell>
              <table:table-cell>
                <text:p><text:span text:style-name="T16">Логическое значение, Switch.H</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БАЗОВЫЕ ТИПЫ ДАННЫХ OPENFOAM</text:p>
          </draw:text-box>
        </draw:frame>
        <draw:frame presentation:style-name="pr7" draw:text-style-name="P15" draw:layer="layout" svg:width="9cm" svg:height="6.605cm" svg:x="1.5cm" svg:y="11.795cm" presentation:class="outline" presentation:user-transformed="true">
          <draw:text-box>
            <text:p text:style-name="P15"><text:span text:style-name="T18">#</text:span><text:span text:style-name="T19">include &lt;scalar.H&gt;</text:span></text:p>
            <text:p text:style-name="P15"><text:span text:style-name="T19">#include &lt;label.H&gt;</text:span></text:p>
            <text:p text:style-name="P15"><text:span text:style-name="T19">#include &lt;Switch.H&gt;</text:span></text:p>
            <text:p text:style-name="P15"><text:span text:style-name="T19">#include &lt;word.H&gt;</text:span></text:p>
            <text:p text:style-name="P15"><text:span text:style-name="T19">#include &lt;cmath&gt;</text:span></text:p>
            <text:p text:style-name="P15"><text:span text:style-name="T19">#include &lt;iostream&gt;</text:span></text:p>
            <text:p text:style-name="P15"><text:span text:style-name="T19"/></text:p>
            <text:p text:style-name="P15"><text:span text:style-name="T19">using namespace Foam;</text:span></text:p>
            <text:p text:style-name="P15"><text:span text:style-name="T20"/></text:p>
          </draw:text-box>
        </draw:frame>
        <draw:frame presentation:style-name="pr8" draw:text-style-name="P16" draw:layer="layout" svg:width="15cm" svg:height="13.913cm" svg:x="11.9cm" svg:y="4.3cm" presentation:class="outline" presentation:user-transformed="true">
          <draw:text-box>
            <text:p text:style-name="P15"><text:span text:style-name="T19"/></text:p>
            <text:p text:style-name="P15"><text:span text:style-name="T19">int main (int argc, char * argv[])</text:span></text:p>
            <text:p text:style-name="P15"><text:span text:style-name="T19">{</text:span></text:p>
            <text:p text:style-name="P15"><text:span text:style-name="T19"/></text:p>
            <text:p text:style-name="P15"><text:span text:style-name="T19"><text:s text:c="4"/></text:span><text:span text:style-name="T19">label i = 1;</text:span></text:p>
            <text:p text:style-name="P15"><text:span text:style-name="T19"><text:s text:c="4"/></text:span><text:span text:style-name="T19">int <text:s text:c="2"/>j = 2;</text:span></text:p>
            <text:p text:style-name="P15"><text:span text:style-name="T19"><text:s text:c="4"/></text:span><text:span text:style-name="T19">label k = i;</text:span></text:p>
            <text:p text:style-name="P15"><text:span text:style-name="T19"/></text:p>
            <text:p text:style-name="P15"><text:span text:style-name="T19"><text:s text:c="4"/></text:span><text:span text:style-name="T19">scalar pi1 = 3.14;</text:span></text:p>
            <text:p text:style-name="P15"><text:span text:style-name="T19"><text:s text:c="4"/></text:span><text:span text:style-name="T19">double d <text:s text:c="2"/>= M_PI - pi1;</text:span></text:p>
            <text:p text:style-name="P15"><text:span text:style-name="T19"><text:s text:c="4"/></text:span></text:p>
            <text:p text:style-name="P15"><text:span text:style-name="T19"><text:s text:c="4"/></text:span><text:span text:style-name="T19">Switch eq = (d &lt;= 0.0);</text:span></text:p>
            <text:p text:style-name="P15"><text:span text:style-name="T19"><text:s text:c="4"/></text:span></text:p>
            <text:p text:style-name="P15"><text:span text:style-name="T19"><text:s text:c="4"/></text:span><text:span text:style-name="T19">word goodStr = "abc";</text:span></text:p>
            <text:p text:style-name="P15"><text:span text:style-name="T19"><text:s text:c="4"/></text:span><text:span text:style-name="T19">word badStr <text:s/>= "abc abc";</text:span></text:p>
            <text:p text:style-name="P15"><text:span text:style-name="T19"><text:s text:c="4"/></text:span></text:p>
            <text:p text:style-name="P15"><text:span text:style-name="T19"><text:s text:c="4"/></text:span><text:span text:style-name="T19">return 0;</text:span></text:p>
            <text:p text:style-name="P15"><text:span text:style-name="T19">}</text:span></text:p>
          </draw:text-box>
        </draw:frame>
        <draw:frame presentation:style-name="pr9" draw:text-style-name="P18" draw:layer="layout" svg:width="11cm" svg:height="7cm" svg:x="0.5cm" svg:y="4.5cm" presentation:class="outline" presentation:user-transformed="true">
          <draw:text-box>
            <text:p text:style-name="P17"><text:span text:style-name="T16">Для операций с базовыми типами в OpenFOAM определены практически все базовые операторы — присваивания, сравнения, арифметические</text:span></text:p>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5" draw:layer="layout" svg:width="28cm" svg:height="1.843cm" svg:x="0cm" svg:y="2.5cm" presentation:class="title">
          <draw:text-box>
            <text:p>ВЕТВЛЕНИЕ, ЦИКЛЫ, СТИЛЬ КОДА</text:p>
          </draw:text-box>
        </draw:frame>
        <draw:frame presentation:style-name="pr10" draw:text-style-name="P15" draw:layer="layout" svg:width="13.3cm" svg:height="11.635cm" svg:x="0.4cm" svg:y="7.8cm" presentation:class="outline" presentation:user-transformed="true">
          <draw:text-box>
            <text:p text:style-name="P15"><text:span text:style-name="T19"><text:s text:c="4"/></text:span><text:span text:style-name="T19">//for example</text:span></text:p>
            <text:p text:style-name="P15"><text:span text:style-name="T19"><text:s text:c="4"/></text:span><text:span text:style-name="T19">scalar sum = 0.0;</text:span></text:p>
            <text:p text:style-name="P15"><text:span text:style-name="T19"><text:s text:c="4"/></text:span><text:span text:style-name="T19">label N = 10;</text:span></text:p>
            <text:p text:style-name="P15"><text:span text:style-name="T19"><text:s text:c="4"/></text:span><text:span text:style-name="T19">for (label j=0; j&lt;N; j++)</text:span></text:p>
            <text:p text:style-name="P15"><text:span text:style-name="T19"><text:s text:c="4"/></text:span><text:span text:style-name="T19">{</text:span></text:p>
            <text:p text:style-name="P15"><text:span text:style-name="T19"><text:s text:c="8"/></text:span><text:span text:style-name="T19">sum += j;</text:span></text:p>
            <text:p text:style-name="P15"><text:span text:style-name="T19"><text:s text:c="4"/></text:span><text:span text:style-name="T19">}</text:span></text:p>
            <text:p text:style-name="P15"><text:span text:style-name="T19"><text:s text:c="4"/></text:span></text:p>
            <text:p text:style-name="P15"><text:span text:style-name="T19"><text:s text:c="4"/></text:span><text:span text:style-name="T19">//do-while example</text:span></text:p>
            <text:p text:style-name="P15"><text:span text:style-name="T19"><text:s text:c="4"/></text:span><text:span text:style-name="T19">label k = N;</text:span></text:p>
            <text:p text:style-name="P15"><text:span text:style-name="T19"><text:s text:c="4"/></text:span><text:span text:style-name="T19">do</text:span></text:p>
            <text:p text:style-name="P15"><text:span text:style-name="T19"><text:s text:c="4"/></text:span><text:span text:style-name="T19">{</text:span></text:p>
            <text:p text:style-name="P15"><text:span text:style-name="T19"><text:s text:c="8"/></text:span><text:span text:style-name="T19">k--;</text:span></text:p>
            <text:p text:style-name="P15"><text:span text:style-name="T19"><text:s text:c="8"/></text:span><text:span text:style-name="T19">sum -= k;</text:span></text:p>
            <text:p text:style-name="P15"><text:span text:style-name="T19"><text:s text:c="4"/></text:span><text:span text:style-name="T19">}</text:span></text:p>
            <text:p text:style-name="P15"><text:span text:style-name="T19"><text:s text:c="4"/></text:span><text:span text:style-name="T19">while ( k &gt; 0);</text:span></text:p>
          </draw:text-box>
        </draw:frame>
        <draw:frame presentation:style-name="pr10" draw:text-style-name="P15" draw:layer="layout" svg:width="13.3cm" svg:height="11.034cm" svg:x="14.2cm" svg:y="7cm" presentation:class="outline" presentation:user-transformed="true">
          <draw:text-box>
            <text:p text:style-name="P15"><text:span text:style-name="T19"><text:s text:c="4"/></text:span><text:span text:style-name="T19">//if example</text:span></text:p>
            <text:p text:style-name="P15"><text:span text:style-name="T19"><text:s text:c="4"/></text:span><text:span text:style-name="T19">if (sum == 0)</text:span></text:p>
            <text:p text:style-name="P15"><text:span text:style-name="T19"><text:s text:c="4"/></text:span><text:span text:style-name="T19">{</text:span></text:p>
            <text:p text:style-name="P15"><text:span text:style-name="T19"><text:s text:c="8"/></text:span><text:span text:style-name="T19">k = 0;</text:span></text:p>
            <text:p text:style-name="P15"><text:span text:style-name="T19"><text:s text:c="4"/></text:span><text:span text:style-name="T19">}</text:span></text:p>
            <text:p text:style-name="P15"><text:span text:style-name="T19"><text:s text:c="4"/></text:span><text:span text:style-name="T19">else if (sum &gt; 0)</text:span></text:p>
            <text:p text:style-name="P15"><text:span text:style-name="T19"><text:s text:c="4"/></text:span><text:span text:style-name="T19">{</text:span></text:p>
            <text:p text:style-name="P15"><text:span text:style-name="T19"><text:s text:c="8"/></text:span><text:span text:style-name="T19">k = 1;</text:span></text:p>
            <text:p text:style-name="P15"><text:span text:style-name="T19"><text:s text:c="4"/></text:span><text:span text:style-name="T19">}</text:span></text:p>
            <text:p text:style-name="P15"><text:span text:style-name="T19"><text:s text:c="4"/></text:span><text:span text:style-name="T19">else</text:span></text:p>
            <text:p text:style-name="P15"><text:span text:style-name="T19"><text:s text:c="4"/></text:span><text:span text:style-name="T19">{</text:span></text:p>
            <text:p text:style-name="P15"><text:span text:style-name="T19"><text:s text:c="8"/></text:span><text:span text:style-name="T19">k = -1;</text:span></text:p>
            <text:p text:style-name="P15"><text:span text:style-name="T19"><text:s text:c="4"/></text:span><text:span text:style-name="T19">}</text:span></text:p>
            <text:p text:style-name="P15"><text:span text:style-name="T19"/></text:p>
          </draw:text-box>
        </draw:frame>
        <draw:frame presentation:style-name="pr9" draw:text-style-name="P18" draw:layer="layout" svg:width="13cm" svg:height="7cm" svg:x="0.5cm" svg:y="4.5cm" presentation:class="outline" presentation:user-transformed="true">
          <draw:text-box>
            <text:p text:style-name="P17"><text:span text:style-name="T16">for — цикл с заданными числом итераций, while — цикл с прерыванием по условию</text:span></text:p>
          </draw:text-box>
        </draw:frame>
        <draw:frame presentation:style-name="pr9" draw:text-style-name="P18" draw:layer="layout" svg:width="13cm" svg:height="7cm" svg:x="14.5cm" svg:y="4.5cm" presentation:class="outline" presentation:user-transformed="true">
          <draw:text-box>
            <text:p text:style-name="P17"><text:span text:style-name="T16">if-else if-else — выполнение блоков кода по условию</text:span></text:p>
          </draw:text-box>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ВЕТВЛЕНИЕ, ЦИКЛЫ, СТИЛЬ КОДА</text:p>
          </draw:text-box>
        </draw:frame>
        <draw:frame presentation:style-name="pr10" draw:text-style-name="P19" draw:layer="layout" svg:width="13.3cm" svg:height="15.055cm" svg:x="0.4cm" svg:y="4.601cm" presentation:class="outline" presentation:user-transformed="true">
          <draw:text-box>
            <text:p text:style-name="P15"><text:span text:style-name="T21"><text:s text:c="4"/></text:span><text:span text:style-name="T21">switch (k)</text:span></text:p>
            <text:p text:style-name="P15"><text:span text:style-name="T21"><text:s text:c="4"/></text:span><text:span text:style-name="T21">{</text:span></text:p>
            <text:p text:style-name="P15"><text:span text:style-name="T21"><text:s text:c="8"/></text:span><text:span text:style-name="T21">case 0:</text:span></text:p>
            <text:p text:style-name="P15"><text:span text:style-name="T21"><text:s text:c="8"/></text:span><text:span text:style-name="T21">{</text:span></text:p>
            <text:p text:style-name="P15"><text:span text:style-name="T21"><text:s text:c="12"/></text:span><text:span text:style-name="T21">sum = 0.0;</text:span></text:p>
            <text:p text:style-name="P15"><text:span text:style-name="T21"><text:s text:c="12"/></text:span><text:span text:style-name="T21">break;</text:span></text:p>
            <text:p text:style-name="P15"><text:span text:style-name="T21"><text:s text:c="8"/></text:span><text:span text:style-name="T21">}</text:span></text:p>
            <text:p text:style-name="P15"><text:span text:style-name="T21"><text:s text:c="8"/></text:span><text:span text:style-name="T21">case 1:</text:span></text:p>
            <text:p text:style-name="P15"><text:span text:style-name="T21"><text:s text:c="8"/></text:span><text:span text:style-name="T21">{</text:span></text:p>
            <text:p text:style-name="P15"><text:span text:style-name="T21"><text:s text:c="12"/></text:span><text:span text:style-name="T21">sum = 1.0;</text:span></text:p>
            <text:p text:style-name="P15"><text:span text:style-name="T21"><text:s text:c="12"/></text:span><text:span text:style-name="T21">break;</text:span></text:p>
            <text:p text:style-name="P15"><text:span text:style-name="T21"><text:s text:c="8"/></text:span><text:span text:style-name="T21">}</text:span></text:p>
            <text:p text:style-name="P15"><text:span text:style-name="T21"><text:s text:c="8"/></text:span><text:span text:style-name="T21">case -1:</text:span></text:p>
            <text:p text:style-name="P15"><text:span text:style-name="T21"><text:s text:c="8"/></text:span><text:span text:style-name="T21">{</text:span></text:p>
            <text:p text:style-name="P15"><text:span text:style-name="T21"><text:s text:c="12"/></text:span><text:span text:style-name="T21">sum = -1.0;</text:span></text:p>
            <text:p text:style-name="P15"><text:span text:style-name="T21"><text:s text:c="12"/></text:span><text:span text:style-name="T21">break;</text:span></text:p>
            <text:p text:style-name="P15"><text:span text:style-name="T21"><text:s text:c="8"/></text:span><text:span text:style-name="T21">}</text:span></text:p>
            <text:p text:style-name="P15"><text:span text:style-name="T21"><text:s text:c="8"/></text:span><text:span text:style-name="T21">default:</text:span></text:p>
            <text:p text:style-name="P15"><text:span text:style-name="T21"><text:s text:c="8"/></text:span><text:span text:style-name="T21">{</text:span></text:p>
            <text:p text:style-name="P15"><text:span text:style-name="T21"><text:s text:c="12"/></text:span><text:span text:style-name="T21">sum = VSMALL;</text:span></text:p>
            <text:p text:style-name="P15"><text:span text:style-name="T21"><text:s text:c="8"/></text:span><text:span text:style-name="T21">}</text:span></text:p>
            <text:p text:style-name="P15"><text:span text:style-name="T21"><text:s text:c="4"/></text:span><text:span text:style-name="T21">}</text:span></text:p>
          </draw:text-box>
        </draw:frame>
        <draw:frame presentation:style-name="pr11" draw:text-style-name="P15" draw:layer="layout" svg:width="13.3cm" svg:height="5.703cm" svg:x="14.3cm" svg:y="12.497cm" presentation:class="outline" presentation:user-transformed="true">
          <draw:text-box>
            <text:p text:style-name="P15"><text:span text:style-name="T19"><text:s text:c="4"/></text:span><text:span text:style-name="T19">//forAll example</text:span></text:p>
            <text:p text:style-name="P15"><text:span text:style-name="T19"><text:s text:c="4"/></text:span><text:span text:style-name="T19">List&lt;label&gt; l(N);</text:span></text:p>
            <text:p text:style-name="P15"><text:span text:style-name="T19"><text:s text:c="4"/></text:span><text:span text:style-name="T19">forAll (l, i)</text:span></text:p>
            <text:p text:style-name="P15"><text:span text:style-name="T19"><text:s text:c="4"/></text:span><text:span text:style-name="T19">{</text:span></text:p>
            <text:p text:style-name="P15"><text:span text:style-name="T19"><text:s text:c="8"/></text:span><text:span text:style-name="T19">l[i] = 2*i;</text:span></text:p>
            <text:p text:style-name="P15"><text:span text:style-name="T19"><text:s text:c="4"/></text:span><text:span text:style-name="T19">}</text:span></text:p>
          </draw:text-box>
        </draw:frame>
        <draw:frame presentation:style-name="pr9" draw:text-style-name="P18" draw:layer="layout" svg:width="13cm" svg:height="7cm" svg:x="14.5cm" svg:y="4.5cm" presentation:class="outline" presentation:user-transformed="true">
          <draw:text-box>
            <text:p text:style-name="P17"><text:span text:style-name="T16">switch-case — выполнение блоков исходного кода по «переключателю»</text:span></text:p>
            <text:p text:style-name="P17"><text:span text:style-name="T16"/></text:p>
            <text:p text:style-name="P17"><text:span text:style-name="T16">forAll — макрос OpenFOAM для автоматического итерирования по элементам списков OpenFOAM</text:span></text:p>
          </draw:text-box>
        </draw:frame>
        <presentation:notes draw:style-name="dp2">
          <draw:page-thumbnail draw:style-name="gr3"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ВЕТВЛЕНИЕ, ЦИКЛЫ, СТИЛЬ КОДА</text:p>
          </draw:text-box>
        </draw:frame>
        <draw:frame presentation:style-name="pr3" draw:text-style-name="P21" draw:layer="layout" svg:width="28cm" svg:height="13.86cm" svg:x="0cm" svg:y="4.641cm" presentation:class="outline" presentation:user-transformed="true">
          <draw:text-box>
            <text:list text:style-name="L2">
              <text:list-item>
                <text:p text:style-name="P20"><text:span text:style-name="T22">В OpenFOAM-1.6-ext в требования к оформлению исходного кода содержатся в doc/GUIDELINES</text:span></text:p>
              </text:list-item>
              <text:list-item>
                <text:p text:style-name="P20"><text:span text:style-name="T22">Или во вспомогательных файлах курса — Files/day1_CPlusPlus/CodingStyle</text:span></text:p>
              </text:list-item>
              <text:list-item>
                <text:p text:style-name="P20"><text:span text:style-name="T22">Перед содержимым между фигурными скобками — отступ (4 пробела или один tab)</text:span></text:p>
              </text:list-item>
              <text:list-item>
                <text:p text:style-name="P20"><text:span text:style-name="T22">Имена классов и переменных — с маленькой буквы, в сложных именах — каждое новое слово с большой</text:span></text:p>
              </text:list-item>
              <text:list-item>
                <text:p text:style-name="P20"><text:span text:style-name="T22">Длина кода в функциях — не более двух страниц (160 строк)</text:span></text:p>
              </text:list-item>
              <text:list-item>
                <text:p text:style-name="P20"><text:span text:style-name="T22">Длина строки должна быть ограничена 25 символами</text:span></text:p>
              </text:list-item>
            </text:list>
          </draw:text-box>
        </draw:frame>
        <presentation:notes draw:style-name="dp2">
          <draw:page-thumbnail draw:style-name="gr3"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5" draw:layer="layout" svg:width="28cm" svg:height="1.843cm" svg:x="0cm" svg:y="2.5cm" presentation:class="title">
          <draw:text-box>
            <text:p>C++ за 8 шагов (II)</text:p>
          </draw:text-box>
        </draw:frame>
        <draw:frame draw:style-name="gr22" draw:text-style-name="P13" draw:layer="layout" svg:width="27.066cm" svg:height="11.309cm" svg:x="0.558cm" svg:y="4.5cm">
          <draw:text-box>
            <text:p><text:span text:style-name="T12">Шаг 2. Специальные типы переменных. Указатели, массивы , ссылки, функции</text:span></text:p>
            <text:p><text:span text:style-name="T10">1) Указатель </text:span><text:span text:style-name="T11">*</text:span><text:span text:style-name="T10"> <text:s/>— переменная, хранящая адрес некоторой области памяти заданной длины, которая определяется типом указателя либо вручную (при типе указателя void или в случае массива). К указателям применимы операции =, +, -, ++, - -, +=, -= и прочие</text:span></text:p>
            <text:p><text:span text:style-name="T10"/></text:p>
            <text:p><text:span text:style-name="T10"/></text:p>
            <text:p><text:span text:style-name="T10">2) Массив </text:span><text:span text:style-name="T16">[]</text:span><text:span text:style-name="T10"> — статический эквивалент указателя — хранит указатель на первый элемент и длину массива (число элементов)</text:span></text:p>
            <text:p><text:span text:style-name="T10"/></text:p>
            <text:p><text:span text:style-name="T14"/></text:p>
            <text:p><text:span text:style-name="T10">3) Ссылка </text:span><text:span text:style-name="T11">&amp;</text:span><text:span text:style-name="T10"> - символическая ссылка на переменную, с которой можно работать как с самой переменной. Безопасный аналог указателя.</text:span></text:p>
            <text:p><text:span text:style-name="T10"/></text:p>
            <text:p><text:span text:style-name="T14"/></text:p>
            <text:p><text:span text:style-name="T10">4) </text:span><text:span text:style-name="T23">Функция</text:span><text:span text:style-name="T10"> </text:span><text:span text:style-name="T11">()</text:span><text:span text:style-name="T10"> - поименованный поток инструкций, в который передаются данные и из которого возвращаются данные.</text:span></text:p>
          </draw:text-box>
        </draw:frame>
        <draw:frame draw:style-name="gr18" draw:text-style-name="P13" draw:layer="layout" svg:width="22.2cm" svg:height="1cm" svg:x="0.8cm" svg:y="7.9cm">
          <draw:text-box>
            <text:p><text:span text:style-name="T10">double a=0.0; double *pa = &amp;a; *pa+=10;</text:span></text:p>
          </draw:text-box>
        </draw:frame>
        <draw:frame draw:style-name="gr18" draw:text-style-name="P13" draw:layer="layout" svg:width="22.2cm" svg:height="1cm" svg:x="0.8cm" svg:y="10.7cm">
          <draw:text-box>
            <text:p><text:span text:style-name="T10">double a[2]; a[0] = 1.0; *(a+1) = a[0]*2.0;</text:span></text:p>
          </draw:text-box>
        </draw:frame>
        <draw:frame draw:style-name="gr18" draw:text-style-name="P13" draw:layer="layout" svg:width="22.2cm" svg:height="1cm" svg:x="0.8cm" svg:y="13.3cm">
          <draw:text-box>
            <text:p><text:span text:style-name="T10">double a=0.0; double &amp;la = a; la+=10;</text:span></text:p>
          </draw:text-box>
        </draw:frame>
        <draw:frame draw:style-name="gr23" draw:text-style-name="P13" draw:layer="layout" svg:width="22.2cm" svg:height="3.871cm" svg:x="0.8cm" svg:y="15.8cm">
          <draw:text-box>
            <text:p><text:span text:style-name="T10">double power (double&amp; val, int f){</text:span></text:p>
            <text:p><text:span text:style-name="T10"><text:s text:c="2"/></text:span><text:span text:style-name="T10">double v = 1.0;</text:span></text:p>
            <text:p><text:span text:style-name="T10"><text:s text:c="2"/></text:span><text:span text:style-name="T10">for (int i=0; i&lt;f; i++)</text:span></text:p>
            <text:p><text:span text:style-name="T10"><text:s text:c="4"/></text:span><text:span text:style-name="T10">v*=val;</text:span></text:p>
            <text:p><text:span text:style-name="T10"><text:s text:c="2"/></text:span><text:span text:style-name="T10">val = v; return v;}</text:span></text:p>
          </draw:text-box>
        </draw:frame>
        <presentation:notes draw:style-name="dp2">
          <draw:page-thumbnail draw:style-name="gr3"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ПЕЦИАЛЬНЫЕ ТИПЫ OPENFOAM</text:p>
          </draw:text-box>
        </draw:frame>
        <draw:frame presentation:style-name="pr3" draw:layer="layout" svg:width="28cm" svg:height="13.86cm" svg:x="0.5cm" svg:y="4.641cm" presentation:class="outline" presentation:user-transformed="true">
          <draw:text-box>
            <text:p>Классы контейнеры (реализованы с помощью механизма шаблонов C++). Предназначены для хранения объектов в динамической памяти:</text:p>
            <text:list text:style-name="L2">
              <text:list-item>
                <text:p>Программные указатели — autoPtr</text:p>
              </text:list-item>
              <text:list-item>
                <text:p>Программные указатели с подсчетом ссылок — tmp (объект должен наследовать от refCount)</text:p>
              </text:list-item>
              <text:list-item>
                <text:p>Хранение данных — Xfer</text:p>
              </text:list-item>
              <text:list-item>
                <text:p>Списки (массивы) — UList, List, DynamicList</text:p>
              </text:list-item>
            </text:list>
          </draw:text-box>
        </draw:frame>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ПЕЦИАЛЬНЫЕ ТИПЫ OPENFOAM</text:p>
          </draw:text-box>
        </draw:frame>
        <draw:frame draw:style-name="gr24" draw:text-style-name="P13" draw:layer="layout" svg:width="13.6cm" svg:height="15.391cm" svg:x="0.4cm" svg:y="4.029cm">
          <draw:text-box>
            <text:p><text:span text:style-name="T10"><text:s text:c="4"/></text:span><text:span text:style-name="T10">//pointers</text:span></text:p>
            <text:p><text:span text:style-name="T10"><text:s text:c="4"/></text:span><text:span text:style-name="T10">label i = 1;</text:span></text:p>
            <text:p><text:span text:style-name="T10"><text:s text:c="4"/></text:span><text:span text:style-name="T10">label&amp; li = i;</text:span></text:p>
            <text:p><text:span text:style-name="T10"><text:s text:c="4"/></text:span><text:span text:style-name="T10">label *pi = &amp;i;</text:span></text:p>
            <text:p><text:span text:style-name="T10"><text:s text:c="4"/></text:span><text:span text:style-name="T10">*pi++;</text:span></text:p>
            <text:p><text:span text:style-name="T10"><text:s text:c="4"/></text:span><text:span text:style-name="T10">autoPtr&lt;label&gt; ap;</text:span></text:p>
            <text:p><text:span text:style-name="T10"><text:s text:c="4"/></text:span><text:span text:style-name="T10">ap.reset(pi);</text:span></text:p>
            <text:p><text:span text:style-name="T10"><text:s text:c="4"/></text:span><text:span text:style-name="T10">label *pi2 = ap.ptr();</text:span></text:p>
            <text:p><text:span text:style-name="T10"><text:s text:c="4"/></text:span></text:p>
            <text:p><text:span text:style-name="T10"><text:s text:c="4"/></text:span><text:span text:style-name="T10">//arrays</text:span></text:p>
            <text:p><text:span text:style-name="T10"><text:s text:c="4"/></text:span><text:span text:style-name="T10">scalar da[20];</text:span></text:p>
            <text:p><text:span text:style-name="T10"><text:s text:c="4"/></text:span><text:span text:style-name="T10">scalar * db;</text:span></text:p>
            <text:p><text:span text:style-name="T10"><text:s text:c="4"/></text:span><text:span text:style-name="T10">db = new scalar [20];</text:span></text:p>
            <text:p><text:span text:style-name="T10"><text:s text:c="4"/></text:span><text:span text:style-name="T10">for (label q=0; q&lt;20; q++)</text:span></text:p>
            <text:p><text:span text:style-name="T10"><text:s text:c="4"/></text:span><text:span text:style-name="T10">{</text:span></text:p>
            <text:p><text:span text:style-name="T10"><text:s text:c="8"/></text:span><text:span text:style-name="T10">da[q] = q;</text:span></text:p>
            <text:p><text:span text:style-name="T10"><text:s text:c="8"/></text:span><text:span text:style-name="T10">*(db+q) = mult(da[q], q);</text:span></text:p>
            <text:p><text:span text:style-name="T10"><text:s text:c="4"/></text:span><text:span text:style-name="T10">}</text:span></text:p>
            <text:p><text:span text:style-name="T10"><text:s text:c="4"/></text:span><text:span text:style-name="T10">delete db;</text:span></text:p>
            <text:p><text:span text:style-name="T10"/></text:p>
            <text:p><text:span text:style-name="T10"><text:s text:c="4"/></text:span><text:span text:style-name="T10">return 0;</text:span></text:p>
          </draw:text-box>
        </draw:frame>
        <draw:frame draw:style-name="gr23" draw:text-style-name="P13" draw:layer="layout" svg:width="13.5cm" svg:height="3.8cm" svg:x="14.3cm" svg:y="13.8cm">
          <draw:text-box>
            <text:p><text:span text:style-name="T10">scalar mult (scalar a, scalar b)</text:span></text:p>
            <text:p><text:span text:style-name="T10">{</text:span></text:p>
            <text:p><text:span text:style-name="T10"><text:s text:c="4"/></text:span><text:span text:style-name="T10">return a*b;</text:span></text:p>
            <text:p><text:span text:style-name="T10">}</text:span></text:p>
          </draw:text-box>
        </draw:frame>
        <draw:frame presentation:style-name="pr9" draw:text-style-name="P18" draw:layer="layout" svg:width="13cm" svg:height="7cm" svg:x="14.5cm" svg:y="4.5cm" presentation:class="outline" presentation:user-transformed="true">
          <draw:text-box>
            <text:p text:style-name="P17"><text:span text:style-name="T16">autoPtr&lt;&gt; — хранение указателя с функциями автоматической очистки памяти</text:span></text:p>
            <text:p text:style-name="P17"><text:span text:style-name="T16"/></text:p>
            <text:p text:style-name="P17"><text:span text:style-name="T16">В C++ массив — указатель на область памяти, с длиной равной числу объектов</text:span></text:p>
          </draw:text-box>
        </draw:frame>
        <presentation:notes draw:style-name="dp2">
          <draw:page-thumbnail draw:style-name="gr3"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1">
        <office:forms form:automatic-focus="false" form:apply-design-mode="false"/>
        <draw:frame presentation:style-name="pr5" draw:layer="layout" svg:width="28cm" svg:height="1.843cm" svg:x="0cm" svg:y="2.5cm" presentation:class="title">
          <draw:text-box>
            <text:p>C++ за 8 шагов (III)</text:p>
          </draw:text-box>
        </draw:frame>
        <draw:frame draw:style-name="gr25" draw:text-style-name="P13" draw:layer="layout" svg:width="27cm" svg:height="3.723cm" svg:x="0.5cm" svg:y="4.613cm">
          <draw:text-box>
            <text:p><text:span text:style-name="T11">Шаг 3. Класс — новый тип данных, содержащий в себе как данные, так и методы их обработки (</text:span><text:span text:style-name="T24">не путать со structure из языка C</text:span><text:span text:style-name="T11">)</text:span></text:p>
            <text:p><text:span text:style-name="T14"/></text:p>
            <text:p><text:span text:style-name="T10">Ключевые составляющие: член, метод, область видимости (</text:span><text:span text:style-name="T12">private, protected, public</text:span><text:span text:style-name="T10">), конструктор, деструктор, оператор, виртуальные методы и друзья, статические единицы</text:span></text:p>
          </draw:text-box>
        </draw:frame>
        <draw:frame draw:style-name="gr26" draw:text-style-name="P13" draw:layer="layout" svg:width="22.2cm" svg:height="11.791cm" svg:x="0.8cm" svg:y="8.7cm">
          <draw:text-box>
            <text:p><text:span text:style-name="T10">class Shape{</text:span><text:span text:style-name="T10"><text:line-break/></text:span><text:span text:style-name="T10"> <text:s/></text:span><text:span text:style-name="T12">private:</text:span><text:span text:style-name="T10"><text:line-break/></text:span><text:span text:style-name="T10"> <text:s text:c="3"/>int id_;</text:span><text:span text:style-name="T10"><text:line-break/></text:span><text:span text:style-name="T12"> <text:s/>protected:</text:span><text:span text:style-name="T10"><text:line-break/></text:span><text:span text:style-name="T10"> <text:s text:c="3"/>double surface_;</text:span><text:span text:style-name="T10"><text:line-break/></text:span><text:span text:style-name="T10"> <text:s text:c="3"/>double center_;</text:span><text:span text:style-name="T10"><text:line-break/></text:span><text:span text:style-name="T12"> <text:s/>public:</text:span><text:span text:style-name="T10"><text:line-break/></text:span><text:span text:style-name="T10"> <text:s text:c="3"/>Shape();</text:span></text:p>
            <text:p><text:span text:style-name="T10"><text:s text:c="4"/></text:span><text:span text:style-name="T10">Shape(const Shape&amp;);</text:span><text:span text:style-name="T10"><text:line-break/></text:span><text:span text:style-name="T10"> <text:s text:c="3"/>~Shape();</text:span><text:span text:style-name="T10"><text:line-break/></text:span><text:span text:style-name="T10"> <text:s text:c="3"/></text:span><text:span text:style-name="T12">virtual</text:span><text:span text:style-name="T10"> double surface();</text:span><text:span text:style-name="T10"><text:line-break/></text:span><text:span text:style-name="T10"> <text:s text:c="3"/>virtual double center();</text:span><text:span text:style-name="T10"><text:line-break/></text:span><text:span text:style-name="T10"> <text:s text:c="3"/>virtual const Shape&amp; operator = (const Shape&amp; s);</text:span><text:span text:style-name="T10"><text:line-break/></text:span><text:span text:style-name="T10"> <text:s text:c="3"/></text:span><text:span text:style-name="T12">static</text:span><text:span text:style-name="T10"> double Pi();</text:span><text:span text:style-name="T10"><text:line-break/></text:span><text:span text:style-name="T10"> <text:s text:c="3"/></text:span><text:span text:style-name="T12">friend</text:span><text:span text:style-name="T10"> double anyFunc();</text:span></text:p>
            <text:p><text:span text:style-name="T10">};</text:span></text:p>
          </draw:text-box>
        </draw:frame>
        <draw:frame presentation:style-name="pr12" draw:text-style-name="P18" draw:layer="layout" svg:width="16.5cm" svg:height="7.813cm" svg:x="11.1cm" svg:y="8.3cm" presentation:class="outline" presentation:user-transformed="true">
          <draw:text-box>
            <text:p text:style-name="P17"><text:span text:style-name="T16">Члены класса — переменные, методы — функции и операторы</text:span></text:p>
            <text:p text:style-name="P17"><text:span text:style-name="T16"/></text:p>
            <text:p text:style-name="P17"><text:span text:style-name="T16">private — члены класса видны только внутри методов класса</text:span></text:p>
            <text:p text:style-name="P17"><text:span text:style-name="T16">protected — члены класса видны только внутри методов этого класса и всех от него наследующих</text:span></text:p>
            <text:p text:style-name="P17"><text:span text:style-name="T16">public — доступны из любого места кода</text:span></text:p>
          </draw:text-box>
        </draw:frame>
        <presentation:notes draw:style-name="dp2">
          <draw:page-thumbnail draw:style-name="gr3"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КЛАССЫ C++ В OPENFOAM (1)</text:p>
          </draw:text-box>
        </draw:frame>
        <draw:frame presentation:style-name="pr3" draw:layer="layout" svg:width="28cm" svg:height="13.86cm" svg:x="0cm" svg:y="4.641cm" presentation:class="outline">
          <draw:text-box>
            <text:list text:style-name="L2">
              <text:list-item>
                <text:p>Механизм наследования и переопределения</text:p>
              </text:list-item>
            </text:list>
          </draw:text-box>
        </draw:frame>
        <draw:frame draw:style-name="gr27" draw:text-style-name="P13" draw:layer="layout" svg:width="22.2cm" svg:height="9.631cm" svg:x="0.3cm" svg:y="6.109cm">
          <draw:text-box>
            <text:p><text:span text:style-name="T10">class Shape : public refCount</text:span></text:p>
            <text:p><text:span text:style-name="T10">{</text:span></text:p>
            <text:p><text:span text:style-name="T10">public:</text:span></text:p>
            <text:p><text:span text:style-name="T10"><text:s text:c="4"/></text:span><text:span text:style-name="T10">Shape();</text:span></text:p>
            <text:p><text:span text:style-name="T10"><text:s text:c="4"/></text:span><text:span text:style-name="T10">Shape(const Shape&amp;);</text:span></text:p>
            <text:p><text:span text:style-name="T10"><text:s text:c="4"/></text:span><text:span text:style-name="T10">virtual ~Shape();</text:span></text:p>
            <text:p><text:span text:style-name="T10"><text:s text:c="4"/></text:span><text:span text:style-name="T10">virtual scalar area()</text:span><text:span text:style-name="T10"><text:line-break/></text:span><text:span text:style-name="T10"> <text:s text:c="3"/>const;</text:span></text:p>
            <text:p><text:span text:style-name="T10"><text:s text:c="4"/></text:span><text:span text:style-name="T10">virtual scalar centerX()</text:span><text:span text:style-name="T10"><text:line-break/></text:span><text:span text:style-name="T10"> <text:s text:c="3"/>const = 0;</text:span></text:p>
            <text:p><text:span text:style-name="T10"><text:s text:c="4"/></text:span><text:span text:style-name="T10">virtual scalar centerY()</text:span><text:span text:style-name="T10"><text:line-break/></text:span><text:span text:style-name="T10"> <text:s text:c="3"/>const = 0;</text:span></text:p>
            <text:p><text:span text:style-name="T10">};</text:span></text:p>
          </draw:text-box>
        </draw:frame>
        <draw:frame draw:style-name="gr28" draw:text-style-name="P13" draw:layer="layout" svg:width="22.2cm" svg:height="12.511cm" svg:x="11.6cm" svg:y="6.6cm">
          <draw:text-box>
            <text:p><text:span text:style-name="T10">class Circle : public Shape</text:span></text:p>
            <text:p><text:span text:style-name="T10">{</text:span></text:p>
            <text:p><text:span text:style-name="T10">private:</text:span></text:p>
            <text:p><text:span text:style-name="T10"><text:s text:c="4"/></text:span><text:span text:style-name="T10">scalar x_;</text:span></text:p>
            <text:p><text:span text:style-name="T10"><text:s text:c="4"/></text:span><text:span text:style-name="T10">scalar y_;</text:span></text:p>
            <text:p><text:span text:style-name="T10"><text:s text:c="4"/></text:span><text:span text:style-name="T10">scalar r_;</text:span></text:p>
            <text:p><text:span text:style-name="T10">public:</text:span></text:p>
            <text:p><text:span text:style-name="T10"><text:s text:c="4"/></text:span><text:span text:style-name="T10">Circle();</text:span></text:p>
            <text:p><text:span text:style-name="T10"><text:s text:c="4"/></text:span><text:span text:style-name="T10">Circle(scalar rx, scalar ry, scalar r);</text:span></text:p>
            <text:p><text:span text:style-name="T10"><text:s text:c="4"/></text:span><text:span text:style-name="T10">Circle(const Circle&amp;);</text:span></text:p>
            <text:p><text:span text:style-name="T10"><text:s text:c="4"/></text:span><text:span text:style-name="T10">virtual ~Circle();</text:span></text:p>
            <text:p><text:span text:style-name="T10"><text:s text:c="4"/></text:span><text:span text:style-name="T10">virtual scalar area() const;</text:span></text:p>
            <text:p><text:span text:style-name="T10"><text:s text:c="4"/></text:span><text:span text:style-name="T10">virtual scalar centerX() const;</text:span></text:p>
            <text:p><text:span text:style-name="T10"><text:s text:c="4"/></text:span><text:span text:style-name="T10">virtual scalar centerY() const;</text:span></text:p>
            <text:p><text:span text:style-name="T10"><text:s text:c="4"/></text:span><text:span text:style-name="T10">virtual void <text:s text:c="2"/>centerX(scalar x);</text:span></text:p>
            <text:p><text:span text:style-name="T10"><text:s text:c="4"/></text:span><text:span text:style-name="T10">virtual void <text:s text:c="2"/>centerY(scalar y);</text:span></text:p>
            <text:p><text:span text:style-name="T10">};</text:span></text:p>
          </draw:text-box>
        </draw:frame>
        <draw:frame presentation:style-name="pr13" draw:text-style-name="P18" draw:layer="layout" svg:width="11cm" svg:height="2.605cm" svg:x="0.3cm" svg:y="16.5cm" presentation:class="outline" presentation:user-transformed="true">
          <draw:text-box>
            <text:p text:style-name="P17"><text:span text:style-name="T16">Наследование — повторное использование свойств базового класса</text:span></text:p>
          </draw:text-box>
        </draw:frame>
        <presentation:notes draw:style-name="dp2">
          <draw:page-thumbnail draw:style-name="gr3"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КЛАССЫ C++ В OPENFOAM (2)</text:p>
          </draw:text-box>
        </draw:frame>
        <draw:frame draw:style-name="gr27" draw:text-style-name="P13" draw:layer="layout" svg:width="14.2cm" svg:height="6.291cm" svg:x="13.3cm" svg:y="5cm">
          <draw:text-box>
            <text:p><text:span text:style-name="T10">Foam::Shape::Shape()</text:span></text:p>
            <text:p><text:span text:style-name="T10">: refCount()</text:span></text:p>
            <text:p><text:span text:style-name="T10">{}</text:span></text:p>
            <text:p><text:span text:style-name="T10">Foam::Shape::Shape (const Shape&amp; s)</text:span></text:p>
            <text:p><text:span text:style-name="T10">: refCount()</text:span></text:p>
            <text:p><text:span text:style-name="T10">{}</text:span></text:p>
            <text:p><text:span text:style-name="T10">Foam::Shape::~Shape()</text:span></text:p>
            <text:p><text:span text:style-name="T10">{}</text:span></text:p>
          </draw:text-box>
        </draw:frame>
        <draw:frame draw:style-name="gr29" draw:text-style-name="P13" draw:layer="layout" svg:width="17.5cm" svg:height="8.911cm" svg:x="0.5cm" svg:y="11cm">
          <draw:text-box>
            <text:p><text:span text:style-name="T10">Foam::Circle::Circle()</text:span></text:p>
            <text:p><text:span text:style-name="T10">: Shape(), x_(0.0), y_(0.0), r_(0.0)</text:span></text:p>
            <text:p><text:span text:style-name="T10">{}</text:span></text:p>
            <text:p><text:span text:style-name="T10"/></text:p>
            <text:p><text:span text:style-name="T10">Foam::Circle::Circle(scalar x, scalar y, scalar r)</text:span></text:p>
            <text:p><text:span text:style-name="T10">: Shape(), x_(x), y_(y), r_(r)</text:span></text:p>
            <text:p><text:span text:style-name="T10">{}</text:span></text:p>
            <text:p><text:span text:style-name="T10"/></text:p>
            <text:p><text:span text:style-name="T10">Foam::Circle::Circle(const Circle&amp; c)</text:span></text:p>
            <text:p><text:span text:style-name="T10">: Shape (c), x_(c.x_), y_(c.y_), r_(c.r_)</text:span></text:p>
            <text:p><text:span text:style-name="T10">{}</text:span></text:p>
          </draw:text-box>
        </draw:frame>
        <draw:frame presentation:style-name="pr14" draw:text-style-name="P18" draw:layer="layout" svg:width="12cm" svg:height="5.5cm" svg:x="0.5cm" svg:y="5cm" presentation:class="outline" presentation:user-transformed="true">
          <draw:text-box>
            <text:p text:style-name="P17"><text:span text:style-name="T16">Выделение памяти — оператор </text:span><text:span text:style-name="T11">new</text:span><text:span text:style-name="T16"> — конструктор класса</text:span></text:p>
            <text:p text:style-name="P17"><text:span text:style-name="T16"/></text:p>
            <text:p text:style-name="P17"><text:span text:style-name="T16">Class1::Class1(...){ ….}</text:span></text:p>
            <text:p text:style-name="P17"><text:span text:style-name="T16"/></text:p>
            <text:p text:style-name="P17"><text:span text:style-name="T16">Class1 * obj = new Class1 (...)</text:span></text:p>
          </draw:text-box>
        </draw:frame>
        <draw:frame presentation:style-name="pr14" draw:text-style-name="P18" draw:layer="layout" svg:width="11cm" svg:height="6.077cm" svg:x="16.7cm" svg:y="12.1cm" presentation:class="outline" presentation:user-transformed="true">
          <draw:text-box>
            <text:p text:style-name="P17"><text:span text:style-name="T16">Освобождение памяти — оператор </text:span><text:span text:style-name="T11">delete</text:span><text:span text:style-name="T16"> — деструктор класса</text:span></text:p>
            <text:p text:style-name="P17"><text:span text:style-name="T16"/></text:p>
            <text:p text:style-name="P17"><text:span text:style-name="T16">Class1::~Class1(){ ….}</text:span></text:p>
            <text:p text:style-name="P17"><text:span text:style-name="T16"/></text:p>
            <text:p text:style-name="P17"><text:span text:style-name="T16">delete obj;</text:span></text:p>
          </draw:text-box>
        </draw:frame>
        <presentation:notes draw:style-name="dp2">
          <draw:page-thumbnail draw:style-name="gr3"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ПРИМЕР КЛАССА: КОМПЛЕКСНОЕ ЧИСЛО В OPENFOAM</text:p>
          </draw:text-box>
        </draw:frame>
        <draw:frame presentation:style-name="pr3" draw:layer="layout" svg:width="28cm" svg:height="13.86cm" svg:x="0cm" svg:y="4.641cm" presentation:class="outline">
          <draw:text-box>
            <text:list text:style-name="L2">
              <text:list-item>
                <text:p>Класс complex комплексных чисел</text:p>
              </text:list-item>
            </text:list>
          </draw:text-box>
        </draw:frame>
        <draw:frame draw:style-name="gr30" draw:text-style-name="P22" draw:layer="layout" svg:width="19.425cm" svg:height="13.67cm" svg:x="0.575cm" svg:y="6cm">
          <draw:text-box>
            <text:p><text:span text:style-name="T25">class complex</text:span></text:p>
            <text:p><text:span text:style-name="T25">{</text:span></text:p>
            <text:p><text:span text:style-name="T25"><text:s text:c="4"/></text:span><text:span text:style-name="T25">scalar re, im;</text:span></text:p>
            <text:p><text:span text:style-name="T25">public:</text:span></text:p>
            <text:p><text:span text:style-name="T25"><text:s text:c="4"/></text:span><text:span text:style-name="T25">typedef complex cmptType;</text:span></text:p>
            <text:p><text:span text:style-name="T25"><text:s text:c="4"/></text:span><text:span text:style-name="T25">static const char* const typeName;</text:span></text:p>
            <text:p><text:span text:style-name="T25"><text:s text:c="4"/></text:span><text:span text:style-name="T25">static const complex zero;</text:span></text:p>
            <text:p><text:span text:style-name="T25"><text:s text:c="4"/></text:span><text:span text:style-name="T25">static const complex one;</text:span></text:p>
            <text:p><text:span text:style-name="T25"><text:s text:c="4"/></text:span><text:span text:style-name="T25">inline complex();</text:span></text:p>
            <text:p><text:span text:style-name="T25"><text:s text:c="4"/></text:span><text:span text:style-name="T25">inline complex(const scalar Re, const scalar Im);</text:span></text:p>
            <text:p><text:span text:style-name="T25"><text:s text:c="4"/></text:span><text:span text:style-name="T25">complex(Istream&amp;);</text:span></text:p>
            <text:p><text:span text:style-name="T25"><text:s text:c="4"/></text:span><text:span text:style-name="T25">inline scalar Re() const;</text:span></text:p>
            <text:p><text:span text:style-name="T25"><text:s text:c="4"/></text:span><text:span text:style-name="T25">inline scalar Im() const;</text:span></text:p>
            <text:p><text:span text:style-name="T25"><text:s text:c="4"/></text:span><text:span text:style-name="T25">inline scalar&amp; Re();</text:span></text:p>
            <text:p><text:span text:style-name="T25"><text:s text:c="4"/></text:span><text:span text:style-name="T25">inline scalar&amp; Im();</text:span></text:p>
            <text:p><text:span text:style-name="T25"><text:s text:c="4"/></text:span><text:span text:style-name="T25">inline complex conjugate() const;</text:span></text:p>
            <text:p><text:span text:style-name="T25"><text:s text:c="4"/></text:span><text:span text:style-name="T25">inline const complex&amp; operator=(const complex&amp;);</text:span></text:p>
            <text:p><text:span text:style-name="T25"><text:s text:c="4"/></text:span><text:span text:style-name="T25">inline void operator+=(const complex&amp;);</text:span></text:p>
            <text:p><text:span text:style-name="T25"><text:s text:c="4"/></text:span><text:span text:style-name="T25">inline void operator-=(const complex&amp;);</text:span></text:p>
            <text:p><text:span text:style-name="T25"><text:s text:c="4"/></text:span><text:span text:style-name="T25">inline void operator*=(const complex&amp;);</text:span></text:p>
            <text:p><text:span text:style-name="T25"><text:s text:c="4"/></text:span><text:span text:style-name="T25">inline void operator/=(const complex&amp;);</text:span></text:p>
          </draw:text-box>
        </draw:frame>
        <draw:frame presentation:style-name="pr15" draw:text-style-name="P18" draw:layer="layout" svg:width="11cm" svg:height="10.077cm" svg:x="16.5cm" svg:y="6.423cm" presentation:class="outline" presentation:user-transformed="true">
          <draw:text-box>
            <text:p text:style-name="P17"><text:span text:style-name="T16">Содержит переопределение основных операторов C++ для упрощения использования в выражениях исходного кода.</text:span></text:p>
            <text:p text:style-name="P17"><text:span text:style-name="T16"/></text:p>
            <text:p text:style-name="P17"><text:span text:style-name="T16">В данном случае — полная совместимость с базовыми типами данных (scalar, label)</text:span></text:p>
          </draw:text-box>
        </draw:frame>
        <presentation:notes draw:style-name="dp2">
          <draw:page-thumbnail draw:style-name="gr3"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1T1">
        <office:forms form:automatic-focus="false" form:apply-design-mode="false"/>
        <draw:frame presentation:style-name="pr5" draw:layer="layout" svg:width="28cm" svg:height="1.843cm" svg:x="0cm" svg:y="2.5cm" presentation:class="title">
          <draw:text-box>
            <text:p>C++ за 8 шагов (IV)</text:p>
          </draw:text-box>
        </draw:frame>
        <draw:frame draw:style-name="gr31" draw:text-style-name="P13" draw:layer="layout" svg:width="27.697cm" svg:height="14.785cm" svg:x="0.203cm" svg:y="4.413cm">
          <draw:text-box>
            <text:p><text:span text:style-name="T11">Шаг 4. Область видимости — время жизни объекта, пространства имен, доступ к членам и методам класса</text:span></text:p>
            <text:p><text:span text:style-name="T10"/></text:p>
            <text:p><text:span text:style-name="T10">В зависимости от целей локализации данных могут быть следующие способы классификации области видимости:</text:span></text:p>
            <text:list text:style-name="L4">
              <text:list-item>
                <text:p><text:span text:style-name="T10"><text:s/></text:span><text:span text:style-name="T10">По времени жизни</text:span><text:span text:style-name="T10"><text:line-break/></text:span><text:span text:style-name="T10"><text:line-break/></text:span><text:span text:style-name="T10"><text:line-break/></text:span><text:span text:style-name="T10"><text:line-break/></text:span><text:span text:style-name="T10"/></text:p>
              </text:list-item>
              <text:list-item>
                <text:p><text:span text:style-name="T10"><text:s/></text:span><text:span text:style-name="T10">По пространству имен</text:span><text:span text:style-name="T10"><text:line-break/></text:span><text:span text:style-name="T10"><text:line-break/></text:span><text:span text:style-name="T10"><text:line-break/></text:span><text:span text:style-name="T10"/></text:p>
              </text:list-item>
              <text:list-item>
                <text:p><text:span text:style-name="T10"><text:s/></text:span><text:span text:style-name="T10">По уровню доступа к структурным единицам класса:</text:span></text:p>
              </text:list-item>
            </text:list>
            <text:p text:style-name="P23"><text:span text:style-name="T12">private</text:span><text:span text:style-name="T10"> — доступ только из методов данного класса, либо класса, либо наследующего со спецификатором private</text:span></text:p>
            <text:p text:style-name="P23"><text:span text:style-name="T12">protected</text:span><text:span text:style-name="T10"> — доступ из методов данного класса и всех наследующих</text:span></text:p>
            <text:p text:style-name="P23"><text:span text:style-name="T12">public</text:span><text:span text:style-name="T10"> — доступ из тела программы и любых методов класса</text:span></text:p>
            <text:p text:style-name="P23"><text:span text:style-name="T12">friend</text:span><text:span text:style-name="T10"> — позволяет получить доступ к private и protected без наследования</text:span></text:p>
          </draw:text-box>
        </draw:frame>
        <draw:frame draw:style-name="gr32" draw:text-style-name="P13" draw:layer="layout" svg:width="19.5cm" svg:height="3.871cm" svg:x="8cm" svg:y="8.6cm">
          <draw:text-box>
            <text:p><text:span text:style-name="T10">int a, b;</text:span></text:p>
            <text:p><text:span text:style-name="T10">{</text:span></text:p>
            <text:p><text:span text:style-name="T10"><text:s text:c="2"/></text:span><text:span text:style-name="T10">int c, d; {int e,f;} for (int j=0; j&lt;10; j++) {}</text:span></text:p>
            <text:p><text:span text:style-name="T10">}; int c, d;</text:span></text:p>
          </draw:text-box>
        </draw:frame>
        <draw:frame draw:style-name="gr33" draw:text-style-name="P13" draw:layer="layout" svg:width="6cm" svg:height="2.431cm" svg:x="13.5cm" svg:y="12.507cm">
          <draw:text-box>
            <text:p><text:span text:style-name="T10">namespace ns1{</text:span></text:p>
            <text:p><text:span text:style-name="T10"><text:s/></text:span><text:span text:style-name="T10">class A{};</text:span><text:span text:style-name="T10"><text:line-break/></text:span><text:span text:style-name="T10">}</text:span></text:p>
          </draw:text-box>
        </draw:frame>
        <presentation:notes draw:style-name="dp2">
          <draw:page-thumbnail draw:style-name="gr3"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ОБЛАСТИ ВИДИМОСТИ В OPENFOAM</text:p>
          </draw:text-box>
        </draw:frame>
        <draw:frame presentation:style-name="pr3" draw:text-style-name="P12" draw:layer="layout" svg:width="28cm" svg:height="13.86cm" svg:x="0cm" svg:y="4.641cm" presentation:class="outline">
          <draw:text-box>
            <text:list text:style-name="L2">
              <text:list-item>
                <text:p><text:span text:style-name="T9">Примеры пространств имен: Foam (все классы OpenFoam), fvc (функции Foam::fvc::***), fvm (функции Foam::fvm::***), compressible (классы Foam::compressible для моделей турбулентности)</text:span></text:p>
              </text:list-item>
              <text:list-item>
                <text:p><text:span text:style-name="T9">movingMeshContinuityErrs.H</text:span></text:p>
              </text:list-item>
            </text:list>
          </draw:text-box>
        </draw:frame>
        <draw:frame draw:style-name="gr34" draw:text-style-name="P24" draw:layer="layout" svg:width="27.5cm" svg:height="8.969cm" svg:x="0.4cm" svg:y="9.7cm">
          <draw:text-box>
            <text:p><text:span text:style-name="T19">{</text:span></text:p>
            <text:p><text:span text:style-name="T19"><text:s text:c="4"/></text:span><text:span text:style-name="T19">volScalarField contErr = fvc::div(phi + fvc::meshPhi(U));</text:span></text:p>
            <text:p><text:span text:style-name="T19"><text:s text:c="4"/></text:span><text:span text:style-name="T19">scalar sumLocalContErr = runTime.deltaTValue()*</text:span></text:p>
            <text:p><text:span text:style-name="T19"><text:s text:c="8"/></text:span><text:span text:style-name="T19">mag(contErr)().weightedAverage(mesh.V()).value();</text:span></text:p>
            <text:p><text:span text:style-name="T19"><text:s text:c="4"/></text:span><text:span text:style-name="T19">scalar globalContErr = runTime.deltaTValue()*</text:span></text:p>
            <text:p><text:span text:style-name="T19"><text:s text:c="8"/></text:span><text:span text:style-name="T19">contErr.weightedAverage(mesh.V()).value();</text:span></text:p>
            <text:p><text:span text:style-name="T19"><text:s text:c="4"/></text:span><text:span text:style-name="T19">cumulativeContErr += globalContErr;</text:span></text:p>
            <text:p><text:span text:style-name="T19"><text:s text:c="4"/></text:span><text:span text:style-name="T19">Info&lt;&lt; "time step continuity errors : sum local = " &lt;&lt; <text:s/></text:span><text:span text:style-name="T19"><text:line-break/></text:span><text:span text:style-name="T19"><text:tab/></text:span><text:span text:style-name="T19"><text:tab/></text:span><text:span text:style-name="T19">sumLocalContErr <text:s text:c="5"/>&lt;&lt; ", global = " &lt;&lt; globalContErr</text:span></text:p>
            <text:p><text:span text:style-name="T19"><text:s text:c="7"/></text:span><text:span text:style-name="T19">&lt;&lt; ", cumulative = " &lt;&lt; cumulativeContErr</text:span></text:p>
            <text:p><text:span text:style-name="T19"><text:s text:c="7"/></text:span><text:span text:style-name="T19">&lt;&lt; endl;</text:span></text:p>
            <text:p><text:span text:style-name="T19">}</text:span></text:p>
          </draw:text-box>
        </draw:frame>
        <presentation:notes draw:style-name="dp2">
          <draw:page-thumbnail draw:style-name="gr3"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1T1">
        <office:forms form:automatic-focus="false" form:apply-design-mode="false"/>
        <draw:frame presentation:style-name="pr5" draw:layer="layout" svg:width="28cm" svg:height="1.843cm" svg:x="0cm" svg:y="2.5cm" presentation:class="title">
          <draw:text-box>
            <text:p>C++ за 8 шагов (V)</text:p>
          </draw:text-box>
        </draw:frame>
        <draw:frame draw:style-name="gr25" draw:text-style-name="P13" draw:layer="layout" svg:width="27cm" svg:height="4.12cm" svg:x="0.5cm" svg:y="4.5cm">
          <draw:text-box>
            <text:p><text:span text:style-name="T11">Шаг 5. Шаблоны — обобщение классов на препроцессорном уровне (до трансляции в машинный код)</text:span></text:p>
            <text:p><text:span text:style-name="T10"/></text:p>
            <text:p><text:span text:style-name="T26">Шаблоны используются при обобщении операций с различными типами данных, в которых класс объекта может варьироваться на стадии написания программы</text:span></text:p>
          </draw:text-box>
        </draw:frame>
        <draw:frame draw:style-name="gr26" draw:text-style-name="P13" draw:layer="layout" svg:width="22.2cm" svg:height="10.3cm" svg:x="0.8cm" svg:y="8.701cm">
          <draw:text-box>
            <text:p><text:span text:style-name="T10">template &lt;class T&gt; class vector</text:span><text:span text:style-name="T10"><text:line-break/></text:span><text:span text:style-name="T10">{</text:span><text:span text:style-name="T10"><text:line-break/></text:span><text:span text:style-name="T10"> <text:s/>private:</text:span><text:span text:style-name="T10"><text:line-break/></text:span><text:span text:style-name="T10"> <text:s text:c="3"/>T * data_;</text:span><text:span text:style-name="T10"><text:line-break/></text:span><text:span text:style-name="T10"> <text:s text:c="3"/>int size_;</text:span><text:span text:style-name="T10"><text:line-break/></text:span><text:span text:style-name="T10"> <text:s/>public:</text:span><text:span text:style-name="T10"><text:line-break/></text:span><text:span text:style-name="T10"> <text:s text:c="3"/>vector (int size);</text:span><text:span text:style-name="T10"><text:line-break/></text:span><text:span text:style-name="T10"> <text:s text:c="3"/>const T&amp; operator [] (int idx);</text:span><text:span text:style-name="T10"><text:line-break/></text:span><text:span text:style-name="T10"> <text:s text:c="3"/>T&amp; operator (int idx);</text:span><text:span text:style-name="T10"><text:line-break/></text:span><text:span text:style-name="T10"> <text:s text:c="3"/>const vector&lt;T&gt;&amp; operator = (const vector&lt;T&gt;&amp; v);</text:span><text:span text:style-name="T10"><text:line-break/></text:span><text:span text:style-name="T10">}</text:span></text:p>
          </draw:text-box>
        </draw:frame>
        <presentation:notes draw:style-name="dp2">
          <draw:page-thumbnail draw:style-name="gr3"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МЕР ШАБЛОНА - List</text:p>
          </draw:text-box>
        </draw:frame>
        <draw:frame draw:style-name="gr35" draw:text-style-name="P25" draw:layer="layout" svg:width="21.398cm" svg:height="14.057cm" svg:x="0.6cm" svg:y="5.7cm">
          <draw:text-box>
            <text:p><text:span text:style-name="T27">template&lt;class T&gt; class List : <text:s text:c="2"/>public UList&lt;T&gt;</text:span></text:p>
            <text:p><text:span text:style-name="T27">{</text:span></text:p>
            <text:p><text:span text:style-name="T27">public:</text:span></text:p>
            <text:p><text:span text:style-name="T27"><text:s text:c="8"/></text:span><text:span text:style-name="T27">inline List();</text:span></text:p>
            <text:p><text:span text:style-name="T27"><text:s text:c="8"/></text:span><text:span text:style-name="T27">explicit List(const label);</text:span></text:p>
            <text:p><text:span text:style-name="T27"><text:s text:c="8"/></text:span><text:span text:style-name="T27">List(const label, const T&amp;);</text:span></text:p>
            <text:p><text:span text:style-name="T27"><text:s text:c="8"/></text:span><text:span text:style-name="T27">List(const List&lt;T&gt;&amp;);</text:span></text:p>
            <text:p><text:span text:style-name="T27"><text:s text:c="8"/></text:span><text:span text:style-name="T27">List(Istream&amp;);</text:span></text:p>
            <text:p><text:span text:style-name="T27"><text:s text:c="8"/></text:span><text:span text:style-name="T27">inline autoPtr&lt;List&lt;T&gt; &gt; clone() const;</text:span></text:p>
            <text:p><text:span text:style-name="T27"><text:s text:c="8"/></text:span><text:span text:style-name="T27">~List();</text:span></text:p>
            <text:p><text:span text:style-name="T27"><text:s text:c="9"/></text:span><text:span text:style-name="T27">inline void resize(const label);</text:span></text:p>
            <text:p><text:span text:style-name="T27"><text:s text:c="9"/></text:span><text:span text:style-name="T27">inline void resize(const label, const T&amp;);</text:span></text:p>
            <text:p><text:span text:style-name="T27"><text:s text:c="9"/></text:span><text:span text:style-name="T27">void clear();</text:span></text:p>
            <text:p><text:span text:style-name="T27"><text:s text:c="9"/></text:span><text:span text:style-name="T27">inline void append(const T&amp;);</text:span></text:p>
            <text:p><text:span text:style-name="T27"><text:s text:c="9"/></text:span><text:span text:style-name="T27">inline void append(const UList&lt;T&gt;&amp;);</text:span></text:p>
            <text:p><text:span text:style-name="T27"/></text:p>
            <text:p><text:span text:style-name="T27"><text:s text:c="8"/></text:span><text:span text:style-name="T27">void operator=(const UList&lt;T&gt;&amp;);</text:span></text:p>
            <text:p><text:span text:style-name="T27"><text:s text:c="8"/></text:span><text:span text:style-name="T27">void operator=(const List&lt;T&gt;&amp;);</text:span></text:p>
            <text:p><text:span text:style-name="T27"/></text:p>
          </draw:text-box>
        </draw:frame>
        <draw:frame draw:style-name="gr36" draw:layer="layout" svg:width="26.777cm" svg:height="1.674cm" svg:x="0.223cm" svg:y="3.926cm">
          <draw:text-box>
            <text:p><text:span text:style-name="T26">В процессе трансляции параметры шаблона подставляются и фактически генерируется новый тип данных</text:span></text:p>
          </draw:text-box>
        </draw:frame>
        <presentation:notes draw:style-name="dp2">
          <draw:page-thumbnail draw:style-name="gr3"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C++ за 8 шагов (VI)</text:p>
          </draw:text-box>
        </draw:frame>
        <draw:frame draw:style-name="gr37" draw:text-style-name="P13" draw:layer="layout" svg:width="26.999cm" svg:height="13.206cm" svg:x="0.501cm" svg:y="4.613cm">
          <draw:text-box>
            <text:p><text:span text:style-name="T11">Шаг 6. Преобразование типов RTTI (Real Time </text:span><text:span text:style-name="T28">Type</text:span><text:span text:style-name="T11"> </text:span><text:span text:style-name="T28">Identification</text:span><text:span text:style-name="T11">)</text:span></text:p>
            <text:p><text:span text:style-name="T10"/></text:p>
            <text:p><text:span text:style-name="T12">Язык C++ обладает средствами контроля типа переменной:</text:span></text:p>
            <text:list text:style-name="L1">
              <text:list-item>
                <text:p><text:span text:style-name="T10"><text:s/></text:span><text:span text:style-name="T12">const_cast&lt;T&gt; (…)</text:span><text:span text:style-name="T10"> - отказ от константности объекта</text:span><text:span text:style-name="T10"><text:line-break/></text:span><text:span text:style-name="T10"><text:line-break/></text:span><text:span text:style-name="T10"/></text:p>
              </text:list-item>
              <text:list-item>
                <text:p><text:span text:style-name="T10"><text:s/></text:span><text:span text:style-name="T12">static_cast&lt;T&gt; (…)</text:span><text:span text:style-name="T10"> - Преобразует выражение к указанному типу, без каких-либо проверок во время выполнения программы</text:span><text:span text:style-name="T10"><text:line-break/></text:span><text:span text:style-name="T10"><text:line-break/></text:span><text:span text:style-name="T10"/></text:p>
              </text:list-item>
              <text:list-item>
                <text:p><text:span text:style-name="T10"><text:s/></text:span><text:span text:style-name="T12">dynamic_cast&lt;T&gt; (…)</text:span><text:span text:style-name="T10"> - Преобразует выражение (ссылку на объект класса или указатель) к указанному типу, с проверкой во время выполнения программы, является ли выражение <text:s/>ссылкой или указателем на объект класса, эквивалентного или производного от того, что указан </text:span><text:span text:style-name="T10"><text:line-break/></text:span><text:span text:style-name="T10"><text:line-break/></text:span><text:span text:style-name="T10"/></text:p>
              </text:list-item>
              <text:list-item>
                <text:p><text:span text:style-name="T10"><text:s/></text:span><text:span text:style-name="T12">reinterpret_cast&lt;T&gt; (…)</text:span><text:span text:style-name="T10"> - Позволяет преобразовать выражение, являющееся указателем любого типа, к указанному типу</text:span></text:p>
              </text:list-item>
            </text:list>
          </draw:text-box>
        </draw:frame>
        <presentation:notes draw:style-name="dp2">
          <draw:page-thumbnail draw:style-name="gr3" draw:layer="layout" svg:width="14.848cm" svg:height="11.136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ЕОБРАЗОВАНИЕ ТИПОВ, objectRegistry</text:p>
          </draw:text-box>
        </draw:frame>
        <draw:frame presentation:style-name="pr3" draw:text-style-name="P26" draw:layer="layout" svg:width="28cm" svg:height="13.86cm" svg:x="0cm" svg:y="4.641cm" presentation:class="outline">
          <draw:text-box>
            <text:list text:style-name="L2">
              <text:list-item>
                <text:p><text:span text:style-name="T22">Функция lookupObject (использует reinterpert_cast)</text:span></text:p>
              </text:list-item>
            </text:list>
            <text:p><text:span text:style-name="T22"/></text:p>
            <text:p><text:span text:style-name="T22"/></text:p>
            <text:list text:continue-numbering="true" text:style-name="L2">
              <text:list-item>
                <text:p><text:span text:style-name="T22">const_cast (отказ от константности)</text:span></text:p>
              </text:list-item>
            </text:list>
            <text:p><text:span text:style-name="T22"/></text:p>
            <text:p><text:span text:style-name="T22"/></text:p>
            <text:list text:continue-numbering="true" text:style-name="L2">
              <text:list-item>
                <text:p><text:span text:style-name="T22">Функция isA (определение типа)</text:span></text:p>
              </text:list-item>
            </text:list>
          </draw:text-box>
        </draw:frame>
        <draw:frame draw:style-name="gr38" draw:text-style-name="P25" draw:layer="layout" svg:width="26.9cm" svg:height="2.473cm" svg:x="0.6cm" svg:y="6.201cm">
          <draw:text-box>
            <text:p><text:span text:style-name="T27"/></text:p>
            <text:p><text:span text:style-name="T27">const volScalarField&amp; constp = mesh.thisDb().lookupObject</text:span><text:span text:style-name="T27"><text:line-break/></text:span><text:span text:style-name="T27"> <text:s text:c="30"/>&lt;volScalarField&gt;(</text:span><text:span text:style-name="T19">"</text:span><text:span text:style-name="T27">p</text:span><text:span text:style-name="T19">");</text:span></text:p>
          </draw:text-box>
        </draw:frame>
        <draw:frame draw:style-name="gr38" draw:text-style-name="P25" draw:layer="layout" svg:width="26.9cm" svg:height="2.299cm" svg:x="0.6cm" svg:y="10.902cm">
          <draw:text-box>
            <text:p><text:span text:style-name="T27"/></text:p>
            <text:p><text:span text:style-name="T27">volScalarField&amp; p = const_cast&lt;volScalarField&amp;&gt;(constp);</text:span></text:p>
          </draw:text-box>
        </draw:frame>
        <draw:frame draw:style-name="gr38" draw:text-style-name="P25" draw:layer="layout" svg:width="26.9cm" svg:height="3.197cm" svg:x="0.6cm" svg:y="15.703cm">
          <draw:text-box>
            <text:p><text:span text:style-name="T27">if (isA&lt;volScalarField&gt;(p))</text:span></text:p>
            <text:p><text:span text:style-name="T27">{</text:span></text:p>
            <text:p><text:span text:style-name="T27">///////////</text:span></text:p>
            <text:p><text:span text:style-name="T27">}</text:span></text:p>
          </draw:text-box>
        </draw:frame>
        <presentation:notes draw:style-name="dp2">
          <draw:page-thumbnail draw:style-name="gr3"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C++ за 8 шагов (VII)</text:p>
          </draw:text-box>
        </draw:frame>
        <draw:frame draw:style-name="gr39" draw:text-style-name="P13" draw:layer="layout" svg:width="25.998cm" svg:height="11.037cm" svg:x="1.002cm" svg:y="4.252cm">
          <draw:text-box>
            <text:p><text:span text:style-name="T11">Шаг 7. Язык препроцессора (условная компиляция)</text:span></text:p>
            <text:p><text:span text:style-name="T10"/></text:p>
            <text:p><text:span text:style-name="T9">1) Условие #ifdef (Если переменная объявлена)</text:span></text:p>
            <text:p><text:span text:style-name="T9">2) Условие #ifndef (Если переменная не объявлена)</text:span></text:p>
            <text:p><text:span text:style-name="T9">3) Условие #else (Прочие значения)</text:span></text:p>
            <text:p><text:span text:style-name="T9">4) Завершение ветвления #endif</text:span></text:p>
            <text:p><text:span text:style-name="T9">5) Объявление #define или -D</text:span></text:p>
            <text:p><text:span text:style-name="T9">6) Макрообъявление #define MACROS (PARAM1,PARAM2)</text:span></text:p>
            <text:p><text:span text:style-name="T9">8) Предупреждение #warning</text:span></text:p>
            <text:p><text:span text:style-name="T9">9) Ошибка #error</text:span></text:p>
            <text:p><text:span text:style-name="T9"/></text:p>
            <text:p><text:span text:style-name="T10"/></text:p>
          </draw:text-box>
        </draw:frame>
        <draw:frame draw:style-name="gr40" draw:text-style-name="P13" draw:layer="layout" svg:width="22.2cm" svg:height="2.431cm" svg:x="1cm" svg:y="15.3cm">
          <draw:text-box>
            <text:p><text:span text:style-name="T10">#ifndef VAR1</text:span></text:p>
            <text:p><text:span text:style-name="T10">#define VAR1</text:span></text:p>
            <text:p><text:span text:style-name="T10">#endif</text:span></text:p>
          </draw:text-box>
        </draw:frame>
        <presentation:notes draw:style-name="dp2">
          <draw:page-thumbnail draw:style-name="gr3" draw:layer="layout" svg:width="14.848cm" svg:height="11.136cm" svg:x="3.075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АКРООБЪЯВЛЕНИЯ В КОДЕ OPENFOAM</text:p>
          </draw:text-box>
        </draw:frame>
        <draw:frame presentation:style-name="pr16" draw:layer="layout" svg:width="28cm" svg:height="13.86cm" svg:x="0cm" svg:y="4.641cm" presentation:class="outline">
          <draw:text-box>
            <text:list text:style-name="L5">
              <text:list-item>
                <text:p><text:s/>Ограничение рекурентности при подключении заголовочных файлов</text:p>
              </text:list-item>
              <text:list-item>
                <text:p><text:s/>Определение повторяемых частей кода с параметрами (аналогично шаблону, но используется для алгоритмов, шаблоны — для классов) — <text:span text:style-name="T29">forAll</text:span> (итерация по элементам списка), <text:span text:style-name="T29">TypeName</text:span> (задание символьного имени класса), <text:span text:style-name="T29">defineTypeNameAndDebug</text:span>, <text:span text:style-name="T29">defineTemplateTypeNameAndDebug</text:span> (объявление имени класса в символьном виде)</text:p>
              </text:list-item>
            </text:list>
          </draw:text-box>
        </draw:frame>
        <presentation:notes draw:style-name="dp2">
          <draw:page-thumbnail draw:style-name="gr3"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АКРООБЪЯВЛЕНИЯ В КОДЕ OPENFOAM</text:p>
          </draw:text-box>
        </draw:frame>
        <draw:frame presentation:style-name="pr3" draw:layer="layout" svg:width="28cm" svg:height="13.86cm" svg:x="0cm" svg:y="4.641cm" presentation:class="outline" presentation:user-transformed="true">
          <draw:text-box>
            <text:p><text:s text:c="8"/>Ограничение <text:s text:c="23"/>Повторяющиеся<text:line-break/> <text:s text:c="6"/>рекурентности <text:s text:c="26"/>части кода</text:p>
          </draw:text-box>
        </draw:frame>
        <draw:frame draw:style-name="gr40" draw:text-style-name="P13" draw:layer="layout" svg:width="12.884cm" svg:height="11.071cm" svg:x="0.216cm" svg:y="7.589cm">
          <draw:text-box>
            <text:p><text:span text:style-name="T10">#ifndef turbulenceModel_H</text:span></text:p>
            <text:p><text:span text:style-name="T10">#define turbulenceModel_H</text:span></text:p>
            <text:p><text:span text:style-name="T10"/></text:p>
            <text:p><text:span text:style-name="T10">#include "primitiveFieldsFwd.H"</text:span></text:p>
            <text:p><text:span text:style-name="T10">#include "volFieldsFwd.H"</text:span></text:p>
            <text:p><text:span text:style-name="T10">#include "surfaceFieldsFwd.H"</text:span></text:p>
            <text:p><text:span text:style-name="T10">#include "fvMatricesFwd.H"</text:span></text:p>
            <text:p><text:span text:style-name="T10">.............</text:span></text:p>
            <text:p><text:span text:style-name="T10">class turbulenceModel</text:span></text:p>
            <text:p><text:span text:style-name="T10">:</text:span></text:p>
            <text:p><text:span text:style-name="T10"><text:s text:c="4"/></text:span><text:span text:style-name="T10">public regIOobject</text:span></text:p>
            <text:p><text:span text:style-name="T10">{</text:span></text:p>
            <text:p><text:span text:style-name="T10">..............</text:span></text:p>
            <text:p><text:span text:style-name="T10"/></text:p>
            <text:p><text:span text:style-name="T10">#endif</text:span></text:p>
          </draw:text-box>
        </draw:frame>
        <draw:frame draw:style-name="gr40" draw:text-style-name="P13" draw:layer="layout" svg:width="14.5cm" svg:height="6.031cm" svg:x="13.4cm" svg:y="7.59cm">
          <draw:text-box>
            <text:p><text:span text:style-name="T10">// Declare a ClassName() with extra</text:span><text:span text:style-name="T10"><text:line-break/></text:span><text:span text:style-name="T10">// virtual type info</text:span></text:p>
            <text:p><text:span text:style-name="T10"/></text:p>
            <text:p><text:span text:style-name="T10">#define TypeName(TypeNameString)\</text:span></text:p>
            <text:p><text:span text:style-name="T10"><text:s text:c="4"/></text:span><text:span text:style-name="T10">ClassName(TypeNameString); \</text:span></text:p>
            <text:p><text:span text:style-name="T10"><text:s text:c="4"/></text:span><text:span text:style-name="T10">virtual const word&amp; type() const { return typeName; }</text:span></text:p>
            <text:p><text:span text:style-name="T10"/></text:p>
          </draw:text-box>
        </draw:frame>
        <presentation:notes draw:style-name="dp2">
          <draw:page-thumbnail draw:style-name="gr3"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C++ за 8 шагов (VIII)</text:p>
          </draw:text-box>
        </draw:frame>
        <draw:frame presentation:style-name="pr3" draw:layer="layout" svg:width="28cm" svg:height="13.86cm" svg:x="0cm" svg:y="4.641cm" presentation:class="outline">
          <draw:text-box>
            <text:list text:style-name="L2">
              <text:list-item>
                <text:p>Обработка исключительных ситуаций</text:p>
              </text:list-item>
            </text:list>
          </draw:text-box>
        </draw:frame>
        <draw:frame draw:style-name="gr40" draw:text-style-name="P13" draw:layer="layout" svg:width="22.2cm" svg:height="6.751cm" svg:x="1.8cm" svg:y="12.749cm">
          <draw:text-box>
            <text:p><text:span text:style-name="T10">try</text:span></text:p>
            <text:p><text:span text:style-name="T10">{</text:span></text:p>
            <text:p><text:span text:style-name="T10"><text:s text:c="2"/></text:span><text:span text:style-name="T10">C = div (A, B);</text:span></text:p>
            <text:p><text:span text:style-name="T10">}</text:span></text:p>
            <text:p><text:span text:style-name="T10">catch(double v)</text:span></text:p>
            <text:p><text:span text:style-name="T10">{</text:span></text:p>
            <text:p><text:span text:style-name="T10"><text:s text:c="2"/></text:span><text:span text:style-name="T10">//обработать деление на 0</text:span></text:p>
            <text:p><text:span text:style-name="T10"><text:s text:c="2"/></text:span><text:span text:style-name="T10">return;</text:span></text:p>
            <text:p><text:span text:style-name="T10">}</text:span></text:p>
          </draw:text-box>
        </draw:frame>
        <draw:frame draw:style-name="gr40" draw:text-style-name="P13" draw:layer="layout" svg:width="22.2cm" svg:height="6.031cm" svg:x="1.3cm" svg:y="6.5cm">
          <draw:text-box>
            <text:p><text:span text:style-name="T10">double div (double a, double b)</text:span></text:p>
            <text:p><text:span text:style-name="T10">{</text:span></text:p>
            <text:p><text:span text:style-name="T10"><text:tab/></text:span><text:span text:style-name="T10">if (b == 0.0)</text:span></text:p>
            <text:p><text:span text:style-name="T10"><text:tab/></text:span><text:span text:style-name="T10">{</text:span></text:p>
            <text:p><text:span text:style-name="T10"><text:tab/></text:span><text:span text:style-name="T10"><text:tab/></text:span><text:span text:style-name="T10">throw 0.0;</text:span></text:p>
            <text:p><text:span text:style-name="T10"><text:tab/></text:span><text:span text:style-name="T10">}</text:span></text:p>
            <text:p><text:span text:style-name="T10"><text:tab/></text:span><text:span text:style-name="T10">return a / b;</text:span></text:p>
            <text:p><text:span text:style-name="T10">}</text:span></text:p>
          </draw:text-box>
        </draw:frame>
        <presentation:notes draw:style-name="dp2">
          <draw:page-thumbnail draw:style-name="gr3" draw:layer="layout" svg:width="14.848cm" svg:height="11.136cm" svg:x="3.075cm" svg:y="2.257cm" draw:page-number="27" presentation:class="page"/>
          <draw:frame presentation:style-name="pr1" draw:text-style-name="P6" draw:layer="layout" svg:width="16.799cm" svg:height="13.364cm" svg:x="2.1cm" svg:y="14.107cm" presentation:class="notes" presentation:placeholder="true">
            <draw:text-box/>
          </draw:frame>
        </presentation:notes>
      </draw:page>
      <draw:page draw:name="page28"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ИСКЛЮЧИТЕЛЬНЫЕ СИТУАЦИИ OPENFOAM</text:p>
          </draw:text-box>
        </draw:frame>
        <draw:frame draw:style-name="gr40" draw:text-style-name="P13" draw:layer="layout" svg:width="14.522cm" svg:height="11.227cm" svg:x="0.478cm" svg:y="6cm">
          <draw:text-box>
            <text:p><text:span text:style-name="T30">src/OpenFOAM/db/error/error.H</text:span></text:p>
            <text:p><text:span text:style-name="T10"/></text:p>
            <text:p><text:span text:style-name="T10">class error</text:span></text:p>
            <text:p><text:span text:style-name="T10">:</text:span></text:p>
            <text:p><text:span text:style-name="T10"><text:s text:c="4"/></text:span><text:span text:style-name="T10">public std::exception,</text:span></text:p>
            <text:p><text:span text:style-name="T10"><text:s text:c="4"/></text:span><text:span text:style-name="T10">public messageStream</text:span></text:p>
            <text:p><text:span text:style-name="T10">{</text:span></text:p>
            <text:p><text:span text:style-name="T10"/></text:p>
            <text:p><text:span text:style-name="T10">protected:</text:span></text:p>
            <text:p><text:span text:style-name="T10"/></text:p>
            <text:p><text:span text:style-name="T10"><text:s text:c="4"/></text:span><text:span text:style-name="T10">// Protected data</text:span></text:p>
            <text:p><text:span text:style-name="T10"/></text:p>
            <text:p><text:span text:style-name="T10"><text:s text:c="8"/></text:span><text:span text:style-name="T10">string functionName_;</text:span></text:p>
            <text:p><text:span text:style-name="T10"><text:s text:c="8"/></text:span><text:span text:style-name="T10">string sourceFileName_;</text:span></text:p>
            <text:p><text:span text:style-name="T10"><text:s text:c="8"/></text:span><text:span text:style-name="T10">label sourceFileLineNumber_;</text:span></text:p>
          </draw:text-box>
        </draw:frame>
        <draw:frame presentation:style-name="pr15" draw:text-style-name="P18" draw:layer="layout" svg:width="11cm" svg:height="10.077cm" svg:x="16.5cm" svg:y="6.424cm" presentation:class="outline" presentation:user-transformed="true">
          <draw:text-box>
            <text:p text:style-name="P17"><text:span text:style-name="T16">Наследует от std::exception — поддерживает STL — следовательно и механизм try-catch</text:span></text:p>
          </draw:text-box>
        </draw:frame>
        <presentation:notes draw:style-name="dp2">
          <draw:page-thumbnail draw:style-name="gr3"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ИСКЛЮЧИТЕЛЬНЫЕ СИТУАЦИИ OPENFOAM</text:p>
          </draw:text-box>
        </draw:frame>
        <draw:frame draw:style-name="gr40" draw:text-style-name="P13" draw:layer="layout" svg:width="27cm" svg:height="10.507cm" svg:x="0.5cm" svg:y="7.6cm">
          <draw:text-box>
            <text:p><text:span text:style-name="T30">src/finiteVolume/lnInclude/clippedLinear.H</text:span></text:p>
            <text:p><text:span text:style-name="T10"/></text:p>
            <text:p><text:span text:style-name="T10"><text:s text:c="8"/></text:span><text:span text:style-name="T10">void calcWfLimit()</text:span></text:p>
            <text:p><text:span text:style-name="T10"><text:s text:c="8"/></text:span><text:span text:style-name="T10">{</text:span></text:p>
            <text:p><text:span text:style-name="T10"><text:s text:c="12"/></text:span><text:span text:style-name="T10">if (cellSizeRatio_ &lt;= 0 || cellSizeRatio_ &gt; 1)</text:span></text:p>
            <text:p><text:span text:style-name="T10"><text:s text:c="12"/></text:span><text:span text:style-name="T10">{</text:span></text:p>
            <text:p><text:span text:style-name="T10"><text:s text:c="16"/></text:span><text:span text:style-name="T10">FatalErrorIn("clippedLinear::calcWfLimit()")</text:span></text:p>
            <text:p><text:span text:style-name="T10"><text:s text:c="20"/></text:span><text:span text:style-name="T10">&lt;&lt; "Given cellSizeRatio of " &lt;&lt; cellSizeRatio_</text:span></text:p>
            <text:p><text:span text:style-name="T10"><text:s text:c="20"/></text:span><text:span text:style-name="T10">&lt;&lt; " is not between 0 and 1"</text:span></text:p>
            <text:p><text:span text:style-name="T10"><text:s text:c="20"/></text:span><text:span text:style-name="T10">&lt;&lt; exit(FatalError);</text:span></text:p>
            <text:p><text:span text:style-name="T10"><text:s text:c="12"/></text:span><text:span text:style-name="T10">}</text:span></text:p>
            <text:p><text:span text:style-name="T10"/></text:p>
            <text:p><text:span text:style-name="T10"><text:s text:c="12"/></text:span><text:span text:style-name="T10">wfLimit_ = cellSizeRatio_/(1.0 + cellSizeRatio_);</text:span></text:p>
            <text:p><text:span text:style-name="T10"><text:s text:c="8"/></text:span><text:span text:style-name="T10">}</text:span></text:p>
          </draw:text-box>
        </draw:frame>
        <draw:frame presentation:style-name="pr17" draw:text-style-name="P18" draw:layer="layout" svg:width="26cm" svg:height="2.077cm" svg:x="1cm" svg:y="4.923cm" presentation:class="outline" presentation:user-transformed="true">
          <draw:text-box>
            <text:p text:style-name="P17"><text:span text:style-name="T16">Для генерации ошибки чаще всего используется макроопределение FoamFatalErrorIn</text:span></text:p>
          </draw:text-box>
        </draw:frame>
        <presentation:notes draw:style-name="dp2">
          <draw:page-thumbnail draw:style-name="gr3"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ПАСИБО ЗА ВНИМАНИЕ!</text:p>
          </draw:text-box>
        </draw:frame>
        <presentation:notes draw:style-name="dp2">
          <draw:page-thumbnail draw:style-name="gr3"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2" draw:display-name="Transparency 12" draw:style="linear" draw:start="100%" draw:end="50%" draw:angle="0" draw:border="0%"/>
    <draw:opacity draw:name="Transparency_20_9" draw:display-name="Transparency 9" draw:style="linear" draw:start="92%" draw:end="88%"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ИсходныйКод" style:family="graphic" style:parent-style-name="standard">
      <style:graphic-properties draw:stroke="dash" draw:stroke-dash="Ultrafine_20_Dashed" svg:stroke-color="#000080" draw:fill="none" draw:fill-gradient-name="Gradient_20_7" draw:fill-hatch-name="Hatch_20_1" draw:fill-image-name="Bitmape_20_1" draw:fill-image-width="0cm" draw:fill-image-height="0cm"/>
      <style:text-properties fo:color="#000080" fo:font-family="'Courier New'" style:font-style-name="Normal" style:font-family-generic="modern" style:font-pitch="fixed"/>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urier New'" style:font-style-name="Normal" style:font-family-generic="modern" style:font-pitch="fixed" fo:font-size="30pt" fo:font-style="italic" fo:text-shadow="none" style:text-underline-style="solid" style:text-underline-width="auto" style:text-underline-color="font-color" fo:font-weight="bold"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ole-draw-aspect="1" style:protect="size"/>
    </style:style>
    <style:style style:name="Mgr5" style:family="graphic" style:parent-style-name="standard">
      <style:graphic-properties draw:stroke="none" svg:stroke-color="#000000" draw:fill="solid" draw:fill-color="#ffffff" draw:opacity="100%" draw:textarea-horizontal-align="left" draw:auto-grow-height="true" draw:auto-grow-width="true" fo:min-height="0cm" fo:min-width="0cm" draw:shadow-opacity="100%"/>
    </style:style>
    <style:style style:name="Mgr6" style:family="graphic" style:parent-style-name="standard">
      <style:graphic-properties draw:stroke="none" draw:fill="none" fo:min-height="5.69cm"/>
    </style:style>
    <style:style style:name="Mgr7"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svg:stroke-width="0.05cm" svg:stroke-color="#000000" draw:marker-start-width="0.28cm" draw:marker-end-width="0.28cm" draw:textarea-horizontal-align="center" draw:textarea-vertical-align="middle" fo:padding-top="0.025cm" fo:padding-bottom="0.025cm" fo:padding-left="0.025cm" fo:padding-right="0.025cm"/>
    </style:style>
    <style:style style:name="Mpr3" style:family="presentation" style:parent-style-name="Обычный-backgroundobjects">
      <style:graphic-properties svg:stroke-width="0.05cm" svg:stroke-color="#4c4c4c" draw:marker-start-width="0.28cm" draw:marker-end-width="0.28cm" draw:textarea-horizontal-align="center" draw:textarea-vertical-align="middle" fo:padding-top="0.025cm" fo:padding-bottom="0.025cm" fo:padding-left="0.025cm" fo:padding-right="0.025cm"/>
    </style:style>
    <style:style style:name="Mpr4" style:family="presentation" style:parent-style-name="Обычный-backgroundobjects">
      <style:graphic-properties svg:stroke-width="0.05cm" svg:stroke-color="#999999" draw:marker-start-width="0.28cm" draw:marker-end-width="0.28cm" draw:textarea-horizontal-align="center" draw:textarea-vertical-align="middle" fo:padding-top="0.025cm" fo:padding-bottom="0.025cm" fo:padding-left="0.025cm" fo:padding-right="0.025cm"/>
    </style:style>
    <style:style style:name="Mpr5" style:family="presentation" style:parent-style-name="Обычный-backgroundobjects">
      <style:graphic-properties svg:stroke-width="0.05cm" svg:stroke-color="#b3b3b3" draw:marker-start-width="0.28cm" draw:marker-end-width="0.28cm" draw:textarea-horizontal-align="center" draw:textarea-vertical-align="middle" fo:padding-top="0.025cm" fo:padding-bottom="0.025cm" fo:padding-left="0.025cm" fo:padding-right="0.025cm"/>
    </style:style>
    <style:style style:name="Mpr6" style:family="presentation" style:parent-style-name="Обычный-backgroundobjects">
      <style:graphic-properties svg:stroke-width="0.05cm" svg:stroke-color="#cccccc" draw:marker-start-width="0.28cm" draw:marker-end-width="0.28cm" draw:textarea-horizontal-align="center" draw:textarea-vertical-align="middle" fo:padding-top="0.025cm" fo:padding-bottom="0.025cm" fo:padding-left="0.025cm" fo:padding-right="0.025cm"/>
    </style:style>
    <style:style style:name="Mpr7" style:family="presentation" style:parent-style-name="Обычный-backgroundobjects">
      <style:graphic-properties svg:stroke-width="0.03cm" draw:marker-start-width="0.26cm" draw:marker-end-width="0.26cm" draw:fill-color="#333333" draw:auto-grow-height="false" fo:min-height="0.749cm" fo:min-width="0.499cm" fo:padding-top="0.015cm" fo:padding-bottom="0.015cm" fo:padding-left="0.015cm" fo:padding-right="0.015cm" fo:wrap-option="no-wrap"/>
    </style:style>
    <style:style style:name="Mpr8" style:family="presentation" style:parent-style-name="Обычный-backgroundobjects">
      <style:graphic-properties draw:stroke="none" draw:fill-color="#ffffff" draw:opacity="100%" draw:opacity-name="Transparency_20_9" draw:textarea-horizontal-align="justify" draw:textarea-vertical-align="middle" draw:auto-grow-height="false" draw:shadow-opacity="100%"/>
    </style:style>
    <style:style style:name="Mpr9" style:family="presentation" style:parent-style-name="Обычный-backgroundobjects">
      <style:graphic-properties draw:stroke="none" draw:fill="none" draw:fill-color="#ffffff" draw:auto-grow-height="false" fo:min-height="1.485cm"/>
    </style:style>
    <style:style style:name="Mpr10"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44pt" style:font-size-asian="44pt" style:font-size-complex="44pt"/>
    </style:style>
    <style:style style:name="MP5" style:family="paragraph">
      <style:paragraph-properties fo:text-align="center"/>
      <style:text-properties fo:color="#000000"/>
    </style:style>
    <style:style style:name="MP6" style:family="paragraph">
      <style:paragraph-properties fo:text-align="center"/>
    </style:style>
    <style:style style:name="MP7" style:family="paragraph">
      <style:text-properties fo:color="#4c4c4c" fo:font-size="36pt" style:font-size-asian="36pt" style:font-size-complex="36pt"/>
    </style:style>
    <style:style style:name="MP8" style:family="paragraph">
      <style:paragraph-properties fo:text-align="center"/>
      <style:text-properties fo:color="#4c4c4c" fo:font-size="36pt" style:font-size-asian="36pt" style:font-size-complex="36pt"/>
    </style:style>
    <style:style style:name="MP9" style:family="paragraph">
      <style:text-properties fo:color="#333333" fo:font-family="'Arial Black'" style:font-pitch="variable" fo:font-size="24pt" style:font-size-asian="24pt" style:font-size-complex="24pt" style:font-relief="embossed"/>
    </style:style>
    <style:style style:name="MP10" style:family="paragraph">
      <style:text-properties fo:font-family="'Courier New'" style:font-family-generic="modern" style:font-pitch="fixed" fo:font-size="32pt" fo:font-weight="bold" style:font-size-asian="32pt" style:font-weight-asian="bold" style:font-size-complex="32pt" style:font-weight-complex="bold"/>
    </style:style>
    <style:style style:name="MT1" style:family="text">
      <style:text-properties fo:font-size="14pt" style:font-size-asian="14pt" style:font-size-complex="14pt"/>
    </style:style>
    <style:style style:name="MT2" style:family="text">
      <style:text-properties fo:color="#000000" fo:font-size="44pt" style:font-size-asian="44pt" style:font-size-complex="44pt"/>
    </style:style>
    <style:style style:name="MT3" style:family="text">
      <style:text-properties fo:color="#666666" style:text-position="sub 58%" fo:font-size="66pt" style:font-size-asian="66pt" style:font-size-complex="66pt"/>
    </style:style>
    <style:style style:name="MT4" style:family="text">
      <style:text-properties fo:color="#cccccc" fo:font-size="44pt" style:font-size-asian="44pt" style:font-size-complex="44pt"/>
    </style:style>
    <style:style style:name="MT5" style:family="text">
      <style:text-properties fo:color="#4c4c4c" fo:font-size="36pt" style:font-size-asian="36pt" style:font-size-complex="36pt"/>
    </style:style>
    <style:style style:name="MT6" style:family="text">
      <style:text-properties fo:color="#333333" fo:font-family="'Arial Black'" style:font-pitch="variable" fo:font-size="24pt" style:font-size-asian="24pt" style:font-size-complex="24pt" style:font-relief="embossed"/>
    </style:style>
    <style:style style:name="MT7" style:family="text">
      <style:text-properties fo:color="#333333" style:text-outline="true" fo:font-family="'Arial Black'" style:font-pitch="variable" fo:font-size="24pt" fo:text-shadow="none" style:font-size-asian="24pt" style:font-size-complex="24pt" style:font-relief="embossed"/>
    </style:style>
    <style:style style:name="MT8" style:family="text">
      <style:text-properties fo:font-family="'Courier New'" style:font-family-generic="modern" style:font-pitch="fixed" fo:font-size="32pt" fo:font-weight="bold" style:font-size-asian="32pt" style:font-weight-asian="bold" style:font-size-complex="3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outline1" draw:layer="backgroundobjects" svg:width="28cm" svg:height="13.86cm" svg:x="0cm" svg:y="4.641cm" presentation:class="outline" presentation:placeholder="true">
        <draw:text-box/>
      </draw:frame>
      <draw:frame presentation:style-name="Mpr1" draw:text-style-name="MP1" draw:layer="backgroundobjects" svg:width="6.523cm" svg:height="1.448cm" svg:x="-7.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22.331cm" presentation:class="footer">
        <draw:text-box>
          <text:p text:style-name="MP3"><text:span text:style-name="MT1"><presentation:footer/></text:span></text:p>
        </draw:text-box>
      </draw:frame>
      <draw:frame presentation:style-name="Mpr1" draw:text-style-name="MP2" draw:layer="backgroundobjects" svg:width="6.523cm" svg:height="1.448cm" svg:x="21.376cm" svg:y="22.531cm" presentation:class="page-number">
        <draw:text-box>
          <text:p text:style-name="MP2"><text:span text:style-name="MT1"><text:page-number>11</text:page-number></text:span></text:p>
        </draw:text-box>
      </draw:frame>
      <draw:frame draw:style-name="Mgr3" draw:text-style-name="MP4" draw:layer="backgroundobjects" svg:width="2.979cm" svg:height="3.623cm" svg:x="0.2cm" svg:y="-0.7cm">
        <draw:text-box>
          <text:p><text:span text:style-name="MT2">#</text:span><text:span text:style-name="MT3">#</text:span><text:span text:style-name="MT4">#</text:span></text:p>
        </draw:text-box>
      </draw:frame>
      <draw:line presentation:style-name="Mpr2" draw:text-style-name="MP5" draw:layer="backgroundobjects" svg:x1="2.7cm" svg:y1="2.2cm" svg:x2="11.2cm" svg:y2="2.2cm">
        <text:p/>
      </draw:line>
      <draw:line presentation:style-name="Mpr3" draw:text-style-name="MP6" draw:layer="backgroundobjects" svg:x1="2.7cm" svg:y1="2.1cm" svg:x2="15.2cm" svg:y2="2.1cm">
        <text:p/>
      </draw:line>
      <draw:line presentation:style-name="Mpr4" draw:text-style-name="MP6" draw:layer="backgroundobjects" svg:x1="2.7cm" svg:y1="2cm" svg:x2="19.2cm" svg:y2="2cm">
        <text:p/>
      </draw:line>
      <draw:line presentation:style-name="Mpr5" draw:text-style-name="MP6" draw:layer="backgroundobjects" svg:x1="2.7cm" svg:y1="1.9cm" svg:x2="23.2cm" svg:y2="1.9cm">
        <text:p/>
      </draw:line>
      <draw:line presentation:style-name="Mpr6" draw:text-style-name="MP6" draw:layer="backgroundobjects" svg:x1="2.7cm" svg:y1="1.8cm" svg:x2="26.7cm" svg:y2="1.8cm">
        <text:p/>
      </draw:line>
      <draw:frame draw:style-name="Mgr4" draw:layer="backgroundobjects" svg:width="24.634cm" svg:height="2.957cm" svg:x="1.348cm" svg:y="10.4cm">
        <draw:object xlink:href="./Object 2" xlink:type="simple" xlink:show="embed" xlink:actuate="onLoad"/>
        <draw:image xlink:href="./ObjectReplacements/Object 2" xlink:type="simple" xlink:show="embed" xlink:actuate="onLoad"/>
      </draw:frame>
      <draw:frame draw:style-name="Mgr5" draw:text-style-name="MP7" draw:layer="backgroundobjects" svg:width="17.097cm" svg:height="1.673cm" svg:x="7.4cm" svg:y="8.3cm">
        <draw:text-box>
          <text:p><text:span text:style-name="MT5">fvm::ddt(rho) + fvc::div(phi)=0</text:span></text:p>
        </draw:text-box>
      </draw:frame>
      <draw:frame draw:style-name="Mgr6" draw:text-style-name="MP8" draw:layer="backgroundobjects" svg:width="20.585cm" svg:height="5.94cm" svg:x="3.004cm" svg:y="12.513cm">
        <draw:text-box>
          <text:p text:style-name="MP6"><text:span text:style-name="MT5">fvm::ddt(rho, U) + fvm::div(phi,U) - fvm::laplacian(mu,U)</text:span></text:p>
          <text:p text:style-name="MP6"><text:span text:style-name="MT5">=</text:span></text:p>
          <text:p text:style-name="MP6"><text:span text:style-name="MT5">-fvc::grad(p)</text:span></text:p>
        </draw:text-box>
      </draw:frame>
      <draw:frame draw:style-name="Mgr4" draw:layer="backgroundobjects" svg:width="11.083cm" svg:height="3.872cm" svg:x="17cm" svg:y="4.43cm">
        <draw:object xlink:href="./Object 1" xlink:type="simple" xlink:show="embed" xlink:actuate="onLoad"/>
        <draw:image xlink:href="./ObjectReplacements/Object 1" xlink:type="simple" xlink:show="embed" xlink:actuate="onLoad"/>
      </draw:frame>
      <draw:frame draw:style-name="Mgr4" draw:layer="backgroundobjects" svg:width="7.846cm" svg:height="1.794cm" svg:x="4cm" svg:y="5.53cm">
        <draw:object xlink:href="./Object 3" xlink:type="simple" xlink:show="embed" xlink:actuate="onLoad"/>
        <draw:image xlink:href="./ObjectReplacements/Object 3" xlink:type="simple" xlink:show="embed" xlink:actuate="onLoad"/>
      </draw:frame>
      <draw:frame draw:style-name="Mgr7" draw:text-style-name="MP9" draw:layer="backgroundobjects" svg:width="23cm" svg:height="1.445cm" svg:x="0cm" svg:y="19.5cm">
        <draw:text-box>
          <text:p><text:span text:style-name="MT6">Институт системного программирования РАН</text:span></text:p>
        </draw:text-box>
      </draw:frame>
      <draw:frame draw:style-name="Mgr3" draw:layer="backgroundobjects" svg:width="5.769cm" svg:height="1.445cm" svg:x="24.8cm" svg:y="18.9cm">
        <draw:text-box>
          <text:p><text:span text:style-name="MT7">№</text:span><text:span text:style-name="MT7"><text:page-number>11</text:page-number></text:span></text:p>
        </draw:text-box>
      </draw:frame>
      <draw:custom-shape presentation:style-name="Mpr7" draw:layer="backgroundobjects" svg:width="4cm" svg:height="2.5cm" svg:x="23.9cm" svg:y="18.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presentation:style-name="Mpr2" draw:text-style-name="MP5" draw:layer="backgroundobjects" svg:x1="27.9cm" svg:y1="2.1cm" svg:x2="19.4cm" svg:y2="2.1cm">
        <text:p/>
      </draw:line>
      <draw:line presentation:style-name="Mpr3" draw:text-style-name="MP6" draw:layer="backgroundobjects" svg:x1="27.9cm" svg:y1="2.2cm" svg:x2="15.4cm" svg:y2="2.2cm">
        <text:p/>
      </draw:line>
      <draw:line presentation:style-name="Mpr4" draw:text-style-name="MP6" draw:layer="backgroundobjects" svg:x1="27.9cm" svg:y1="2.3cm" svg:x2="11.4cm" svg:y2="2.3cm">
        <text:p/>
      </draw:line>
      <draw:line presentation:style-name="Mpr5" draw:text-style-name="MP6" draw:layer="backgroundobjects" svg:x1="27.9cm" svg:y1="2.4cm" svg:x2="7.4cm" svg:y2="2.4cm">
        <text:p/>
      </draw:line>
      <draw:line presentation:style-name="Mpr6" draw:text-style-name="MP6" draw:layer="backgroundobjects" svg:x1="27.9cm" svg:y1="2.5cm" svg:x2="3.9cm" svg:y2="2.5cm">
        <text:p/>
      </draw:line>
      <draw:frame draw:style-name="Mgr3" draw:text-style-name="MP10" draw:layer="backgroundobjects" svg:width="9.985cm" svg:height="1.53cm" svg:x="18.1cm" svg:y="0.4cm">
        <draw:text-box>
          <text:p><text:span text:style-name="MT8">C++ ЗА 8 ШАГОВ</text:span></text:p>
        </draw:text-box>
      </draw:frame>
      <draw:custom-shape presentation:style-name="Mpr8" draw:text-style-name="MP6" draw:layer="backgroundobjects" svg:width="33cm" svg:height="15.5cm" svg:x="-1.5cm" svg:y="2.9cm">
        <text:p/>
        <draw:enhanced-geometry svg:viewBox="0 0 21600 21600" draw:type="rectangle" draw:enhanced-path="M 0 0 L 21600 0 21600 21600 0 21600 0 0 Z N"/>
      </draw:custom-shape>
      <draw:frame presentation:style-name="Обычный-title" draw:layer="backgroundobjects" svg:width="28cm" svg:height="1.843cm" svg:x="0cm" svg:y="2.5cm" presentation:class="title" presentation:placeholder="true">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26T19:23:30</meta:creation-date>
    <meta:editing-duration>P2DT14H42M2S</meta:editing-duration>
    <meta:editing-cycles>336</meta:editing-cycles>
    <dc:date>2012-02-17T23:19:07</dc:date>
    <meta:generator>OpenOffice.org/3.3$Unix OpenOffice.org_project/330m20$Build-9567</meta:generator>
    <meta:document-statistic meta:object-count="231"/>
  </office:meta>
</office:document-meta>
</file>

<file path=Object 1/content.xml><?xml version="1.0" encoding="utf-8"?>
<math xmlns="http://www.w3.org/1998/Math/MathML">
  <semantics>
    <mrow>
      <mrow>
        <mfrac>
          <mrow>
            <mo stretchy="false">∂</mo>
            <mo stretchy="false">ρ</mo>
          </mrow>
          <mrow>
            <mo stretchy="false">∂</mo>
            <mi>t</mi>
          </mrow>
        </mfrac>
        <mo stretchy="false">+</mo>
        <mrow>
          <mo stretchy="false">∇</mo>
          <mo stretchy="false">⋅</mo>
          <mo stretchy="false">ρ</mo>
        </mrow>
      </mrow>
      <mstyle mathvariant="bold">
        <mrow>
          <mi>U</mi>
        </mrow>
      </mstyle>
      <mrow>
        <mi/>
        <mo stretchy="false">=</mo>
        <mi/>
      </mrow>
      <mn>0</mn>
    </mrow>
    <annotation encoding="StarMath 5.0">{partial %rho} over {partial t} + nabla cdot %rho bold{U}`=` 0</annotation>
  </semantics>
</math>
</file>

<file path=Object 2/content.xml><?xml version="1.0" encoding="utf-8"?>
<math xmlns="http://www.w3.org/1998/Math/MathML">
  <semantics>
    <mrow>
      <mrow>
        <mfrac>
          <mrow>
            <mo stretchy="false">∂</mo>
            <mo stretchy="false">ρ</mo>
            <mstyle mathvariant="bold">
              <mrow>
                <mi>U</mi>
              </mrow>
            </mstyle>
          </mrow>
          <mrow>
            <mo stretchy="false">∂</mo>
            <mi>t</mi>
          </mrow>
        </mfrac>
        <mo stretchy="false">+</mo>
        <mrow>
          <mo stretchy="false">∇</mo>
          <mo stretchy="false">⋅</mo>
          <mfenced open="(" close=")">
            <mrow>
              <mo stretchy="false">ρ</mo>
              <mstyle mathvariant="bold">
                <mrow>
                  <mi>U</mi>
                </mrow>
              </mstyle>
              <mstyle mathvariant="bold">
                <mrow>
                  <mi>U</mi>
                </mrow>
              </mstyle>
            </mrow>
          </mfenced>
        </mrow>
      </mrow>
      <mrow>
        <mi/>
        <mo stretchy="false">−</mo>
        <mi/>
      </mrow>
      <mrow>
        <mrow>
          <mo stretchy="false">∇</mo>
          <mo stretchy="false">⋅</mo>
          <mfenced open="(" close=")">
            <mrow>
              <mo stretchy="false">μ</mo>
              <mfrac>
                <mn>1</mn>
                <mn>2</mn>
              </mfrac>
              <mfenced open="(" close=")">
                <mrow>
                  <mo stretchy="false">∇</mo>
                  <mrow>
                    <mstyle mathvariant="bold">
                      <mrow>
                        <mi>U</mi>
                      </mrow>
                    </mstyle>
                    <mo stretchy="false">+</mo>
                    <msup>
                      <mfenced open="(" close=")">
                        <mrow>
                          <mo stretchy="false">∇</mo>
                          <mstyle mathvariant="bold">
                            <mrow>
                              <mi>U</mi>
                            </mrow>
                          </mstyle>
                        </mrow>
                      </mfenced>
                      <mi>T</mi>
                    </msup>
                  </mrow>
                </mrow>
              </mfenced>
            </mrow>
          </mfenced>
        </mrow>
        <mo stretchy="false">=</mo>
        <mrow>
          <mi/>
          <mo stretchy="false">−</mo>
          <mo stretchy="false">∇</mo>
        </mrow>
      </mrow>
      <mi>p</mi>
    </mrow>
    <annotation encoding="StarMath 5.0">{partial %rho bold{U}} over {partial t} + nabla cdot left( %rho bold{U} bold{U} right)`-`nabla cdot left (%mu 1 over 2 left( nabla bold{U} + left ( nabla bold{U} right )^T right) right )=` - nabla p</annotation>
  </semantics>
</math>
</file>

<file path=Object 3/content.xml><?xml version="1.0" encoding="utf-8"?>
<math xmlns="http://www.w3.org/1998/Math/MathML">
  <semantics>
    <mrow>
      <mi mathvariant="italic">pV</mi>
      <mrow>
        <mi/>
        <mo stretchy="false">=</mo>
        <mi/>
      </mrow>
      <mo stretchy="false">ν</mo>
      <mi>R</mi>
      <mi>T</mi>
    </mrow>
    <annotation encoding="StarMath 5.0">pV`=`%nu R T</annotation>
  </semantics>
</math>
</file>

<file path=Object 4/content.xml><?xml version="1.0" encoding="utf-8"?>
<math xmlns="http://www.w3.org/1998/Math/MathML">
  <semantics>
    <mrow>
      <mi>S</mi>
      <mrow>
        <mi/>
        <mo stretchy="false">=</mo>
        <mi/>
      </mrow>
      <mo stretchy="false">π</mo>
      <msup>
        <mi>R</mi>
        <mn>2</mn>
      </msup>
      <mrow>
        <mi/>
        <mo stretchy="false">=</mo>
        <mi/>
      </mrow>
      <mo stretchy="false">π</mo>
      <mfrac>
        <msup>
          <mi>D</mi>
          <mn>2</mn>
        </msup>
        <mn>4</mn>
      </mfrac>
      <mrow>
        <mi/>
        <mo stretchy="false">=</mo>
        <mi/>
      </mrow>
      <mfrac>
        <mn>1</mn>
        <mrow>
          <mn>4</mn>
          <mo stretchy="false">π</mo>
        </mrow>
      </mfrac>
      <msup>
        <mi>l</mi>
        <mn>2</mn>
      </msup>
      <mrow>
        <mi/>
        <mo stretchy="false">≈</mo>
        <mi/>
      </mrow>
      <mrow>
        <mi>n</mi>
        <mo stretchy="false">×</mo>
        <mi>a</mi>
      </mrow>
    </mrow>
    <annotation encoding="StarMath 5.0">S`=` %pi R^2`=`  %pi D^2 over 4`=` 1 over {4 %pi} l^2` approx ` n times a</annotation>
  </semantics>
</math>
</file>